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44cm"/>
    </style:style>
    <style:style style:name="co4" style:family="table-column">
      <style:table-column-properties fo:break-before="auto" style:column-width="9.795cm"/>
    </style:style>
    <style:style style:name="co5" style:family="table-column">
      <style:table-column-properties fo:break-before="auto" style:column-width="6.308cm"/>
    </style:style>
    <style:style style:name="co6" style:family="table-column">
      <style:table-column-properties fo:break-before="auto" style:column-width="6.452cm"/>
    </style:style>
    <style:style style:name="co7" style:family="table-column">
      <style:table-column-properties fo:break-before="auto" style:column-width="4.006cm"/>
    </style:style>
    <style:style style:name="co8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8.065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5.879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22cm" fo:break-before="auto" style:use-optimal-row-height="true"/>
    </style:style>
    <style:style style:name="ro6" style:family="table-row">
      <style:table-row-properties style:row-height="0.813cm" fo:break-before="auto" style:use-optimal-row-height="true"/>
    </style:style>
    <style:style style:name="ro7" style:family="table-row">
      <style:table-row-properties style:row-height="0.4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432cm" fo:break-before="auto" style:use-optimal-row-height="true"/>
    </style:style>
    <style:style style:name="ro10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erroir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://fr.wikipedia.org/wiki/Vignoble_d%27Alsace" xlink:type="simple">Vignoble d'Alsac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u_Beaujolais" xlink:type="simple">Vignoble du Beaujolais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Bordeaux" xlink:type="simple">Vignoble de Bordeaux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Bourgogne" xlink:type="simple">Vignoble de Bourgogn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Champagne" xlink:type="simple">Vignoble de Champagn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Corse" xlink:type="simple">Vignoble de Cors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u_Jura" xlink:type="simple">Vignoble du Jura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u_Languedoc-Roussillon" xlink:type="simple">Vignoble du Languedoc-Roussillon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Provence" xlink:type="simple">Vignoble de Provenc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Savoie" xlink:type="simple">Vignoble de Savoi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u_Sud-Ouest" xlink:type="simple">Vignoble du Sud-Ouest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la_vallée_de_la_Loire" xlink:type="simple">Vignoble de la vallée de la Loir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la_vallée_du_Rhône" xlink:type="simple">Vignoble de la vallée du Rhône</text:a></text:p>
          </table:table-cell>
          <table:table-cell office:value-type="string" calcext:value-type="string">
            <text:p>grand terroir</text:p>
          </table:table-cell>
        </table:table-row>
        <table:table-row table:style-name="ro1">
          <table:table-cell office:value-type="string" calcext:value-type="string">
            <text:p><text:a xlink:href="http://fr.wikipedia.org/wiki/Coteaux-du-lyonnais" xlink:type="simple">Vignoble du Lyonnais</text:a> ;</text:p>
          </table:table-cell>
          <table:table-cell office:value-type="string" calcext:value-type="string">
            <text:p>petite taille</text:p>
          </table:table-cell>
        </table:table-row>
        <table:table-row table:style-name="ro1">
          <table:table-cell office:value-type="string" calcext:value-type="string">
            <text:p><text:a xlink:href="http://fr.wikipedia.org/wiki/Vignoble_du_Bugey" xlink:type="simple">Vignoble du Bugey</text:a> ;</text:p>
          </table:table-cell>
          <table:table-cell office:value-type="string" calcext:value-type="string">
            <text:p>petite taille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Lorraine" xlink:type="simple">Vignoble de Lorraine</text:a> ;</text:p>
          </table:table-cell>
          <table:table-cell office:value-type="string" calcext:value-type="string">
            <text:p>petite taille</text:p>
          </table:table-cell>
        </table:table-row>
        <table:table-row table:style-name="ro1">
          <table:table-cell office:value-type="string" calcext:value-type="string">
            <text:p><text:a xlink:href="http://fr.wikipedia.org/wiki/Vignoble_d%27Île-de-France" xlink:type="simple">Vignoble d'Île-de-France</text:a> ;</text:p>
          </table:table-cell>
          <table:table-cell office:value-type="string" calcext:value-type="string">
            <text:p>petite taille</text:p>
          </table:table-cell>
        </table:table-row>
        <table:table-row table:style-name="ro1">
          <table:table-cell office:value-type="string" calcext:value-type="string">
            <text:p><text:a xlink:href="http://fr.wikipedia.org/wiki/Vignoble_de_Normandie" xlink:type="simple">Vignoble de Normandie</text:a> ;</text:p>
          </table:table-cell>
          <table:table-cell office:value-type="string" calcext:value-type="string">
            <text:p>petite taille</text:p>
          </table:table-cell>
        </table:table-row>
        <table:table-row table:style-name="ro1">
          <table:table-cell office:value-type="string" calcext:value-type="string">
            <text:p><text:a xlink:href="http://fr.wikipedia.org/wiki/Cilaos_(IGP)" xlink:type="simple">Vignoble de La Réunion</text:a> ;</text:p>
          </table:table-cell>
          <table:table-cell office:value-type="string" calcext:value-type="string">
            <text:p>petite taille</text:p>
          </table:table-cell>
        </table:table-row>
        <table:table-row table:style-name="ro1">
          <table:table-cell office:value-type="string" calcext:value-type="string">
            <text:p><text:a xlink:href="http://fr.wikipedia.org/w/index.php?title=Vignoble_de_Tahiti&amp;action=edit&amp;redlink=1" xlink:type="simple">Vignoble de Tahiti</text:a><text:a xlink:href="http://fr.wikipedia.org/wiki/Viticulture_en_France#cite_note-14" xlink:type="simple">14</text:a> ;</text:p>
          </table:table-cell>
          <table:table-cell office:value-type="string" calcext:value-type="string">
            <text:p>petite taille</text:p>
          </table:table-cell>
        </table:table-row>
        <table:table-row table:style-name="ro1">
          <table:table-cell office:value-type="string" calcext:value-type="string">
            <text:p><text:a xlink:href="http://fr.wikipedia.org/wiki/Viticulture_en_Camargue" xlink:type="simple">Vignoble de Camargue</text:a>.</text:p>
          </table:table-cell>
          <table:table-cell office:value-type="string" calcext:value-type="string">
            <text:p>petite taille</text:p>
          </table:table-cell>
        </table:table-row>
        <table:table-row table:style-name="ro2">
          <table:table-cell table:style-name="Default" office:value-type="string" calcext:value-type="string">
            <text:p>Vignoble du Limousin</text:p>
          </table:table-cell>
          <table:table-cell office:value-type="string" calcext:value-type="string">
            <text:p>disparu</text:p>
          </table:table-cell>
        </table:table-row>
        <table:table-row table:style-name="ro2">
          <table:table-cell table:style-name="Default" office:value-type="string" calcext:value-type="string">
            <text:p>Vignoble de Picardie</text:p>
          </table:table-cell>
          <table:table-cell office:value-type="string" calcext:value-type="string">
            <text:p>disparu</text:p>
          </table:table-cell>
        </table:table-row>
        <table:table-row table:style-name="ro2">
          <table:table-cell table:style-name="Default" office:value-type="string" calcext:value-type="string">
            <text:p>Vignoble d'Ile-de-France</text:p>
          </table:table-cell>
          <table:table-cell office:value-type="string" calcext:value-type="string">
            <text:p>disparu</text:p>
          </table:table-cell>
        </table:table-row>
        <table:table-row table:style-name="ro2">
          <table:table-cell table:style-name="Default" office:value-type="string" calcext:value-type="string">
            <text:p>Vignoble de Normandie</text:p>
          </table:table-cell>
          <table:table-cell office:value-type="string" calcext:value-type="string">
            <text:p>disparu</text:p>
          </table:table-cell>
        </table:table-row>
        <table:table-row table:style-name="ro2">
          <table:table-cell table:style-name="Default" office:value-type="string" calcext:value-type="string">
            <text:p>Vignoble de Bretagne</text:p>
          </table:table-cell>
          <table:table-cell office:value-type="string" calcext:value-type="string">
            <text:p>disparu</text:p>
          </table:table-cell>
        </table:table-row>
        <table:table-row table:style-name="ro2">
          <table:table-cell table:style-name="Default" office:value-type="string" calcext:value-type="string">
            <text:p>Vignoble du Nord-Pas-de-Calais</text:p>
          </table:table-cell>
          <table:table-cell office:value-type="string" calcext:value-type="string">
            <text:p>disparu</text:p>
          </table:table-cell>
        </table:table-row>
      </table:table>
      <table:table table:name="Grands vignobles" table:style-name="ta1">
        <table:table-column table:style-name="co2" table:default-cell-style-name="Default"/>
        <table:table-row table:style-name="ro4">
          <table:table-cell office:value-type="string" calcext:value-type="string">
            <text:p>Alsace</text:p>
          </table:table-cell>
        </table:table-row>
        <table:table-row table:style-name="ro4">
          <table:table-cell office:value-type="string" calcext:value-type="string">
            <text:p>Bordeaux</text:p>
          </table:table-cell>
        </table:table-row>
        <table:table-row table:style-name="ro4">
          <table:table-cell office:value-type="string" calcext:value-type="string">
            <text:p>Beaujolais</text:p>
          </table:table-cell>
        </table:table-row>
        <table:table-row table:style-name="ro4">
          <table:table-cell office:value-type="string" calcext:value-type="string">
            <text:p>Bourgogne</text:p>
          </table:table-cell>
        </table:table-row>
        <table:table-row table:style-name="ro4">
          <table:table-cell office:value-type="string" calcext:value-type="string">
            <text:p>Bugey</text:p>
          </table:table-cell>
        </table:table-row>
        <table:table-row table:style-name="ro2">
          <table:table-cell office:value-type="string" calcext:value-type="string">
            <text:p>Champagne</text:p>
          </table:table-cell>
        </table:table-row>
        <table:table-row table:style-name="ro3">
          <table:table-cell office:value-type="string" calcext:value-type="string">
            <text:p>Corse</text:p>
          </table:table-cell>
        </table:table-row>
        <table:table-row table:style-name="ro3">
          <table:table-cell office:value-type="string" calcext:value-type="string">
            <text:p>Jura</text:p>
          </table:table-cell>
        </table:table-row>
        <table:table-row table:style-name="ro3">
          <table:table-cell office:value-type="string" calcext:value-type="string">
            <text:p>Languedoc</text:p>
          </table:table-cell>
        </table:table-row>
        <table:table-row table:style-name="ro3">
          <table:table-cell office:value-type="string" calcext:value-type="string">
            <text:p>Lorraine</text:p>
          </table:table-cell>
        </table:table-row>
        <table:table-row table:style-name="ro3">
          <table:table-cell office:value-type="string" calcext:value-type="string">
            <text:p>Loire</text:p>
          </table:table-cell>
        </table:table-row>
        <table:table-row table:style-name="ro3">
          <table:table-cell office:value-type="string" calcext:value-type="string">
            <text:p>Provence</text:p>
          </table:table-cell>
        </table:table-row>
        <table:table-row table:style-name="ro3">
          <table:table-cell office:value-type="string" calcext:value-type="string">
            <text:p>Roussillon</text:p>
          </table:table-cell>
        </table:table-row>
        <table:table-row table:style-name="ro3">
          <table:table-cell office:value-type="string" calcext:value-type="string">
            <text:p>Rhône</text:p>
          </table:table-cell>
        </table:table-row>
        <table:table-row table:style-name="ro3">
          <table:table-cell office:value-type="string" calcext:value-type="string">
            <text:p>Savoie</text:p>
          </table:table-cell>
        </table:table-row>
        <table:table-row table:style-name="ro3">
          <table:table-cell office:value-type="string" calcext:value-type="string">
            <text:p>Sud-Ouest</text:p>
          </table:table-cell>
        </table:table-row>
      </table:table>
      <table:table table:name="Types d'Appellations" table:style-name="ta1"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VQPRD</text:p>
          </table:table-cell>
          <table:table-cell table:style-name="ce1" office:value-type="string" calcext:value-type="string">
            <text:p><text:a xlink:href="http://fr.wikipedia.org/wiki/Appellation_d%27origine_vin_délimité_de_qualité_supérieure" xlink:type="simple">AOVDQS</text:a> </text:p>
          </table:table-cell>
          <table:table-cell table:style-name="Default"/>
        </table:table-row>
        <table:table-row table:style-name="ro5">
          <table:table-cell/>
          <table:table-cell office:value-type="string" calcext:value-type="string">
            <text:p>AOC</text:p>
          </table:table-cell>
          <table:table-cell office:value-type="string" calcext:value-type="string">
            <text:p>AOC génériq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OC régional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OC communale</text:p>
          </table:table-cell>
        </table:table-row>
      </table:table>
      <table:table table:name="régions viticoles françaises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2">
          <table:table-cell table:style-name="Default"/>
          <table:table-cell table:style-name="ce2"/>
          <table:table-cell table:style-name="ce1"/>
          <table:table-cell table:style-name="ce3" table:number-columns-repeated="2"/>
          <table:table-cell table:style-name="ce1"/>
        </table:table-row>
        <table:table-row table:style-name="ro7">
          <table:table-cell office:value-type="string" calcext:value-type="string">
            <text:p><text:a xlink:href="http://www.vin-vigne.com/region/vin-bas-rhin.html" xlink:type="simple">Bas-Rhin</text:a></text:p>
          </table:table-cell>
          <table:table-cell office:value-type="string" calcext:value-type="string">
            <text:p>Alsace</text:p>
          </table:table-cell>
          <table:table-cell table:style-name="ce1"/>
          <table:table-cell table:style-name="ce3" table:number-columns-repeated="2"/>
          <table:table-cell table:style-name="ce1"/>
        </table:table-row>
        <table:table-row table:style-name="ro7">
          <table:table-cell office:value-type="string" calcext:value-type="string">
            <text:p><text:a xlink:href="http://www.vin-vigne.com/region/vin-haut-rhin.html" xlink:type="simple">Haut-Rhin</text:a></text:p>
          </table:table-cell>
          <table:table-cell office:value-type="string" calcext:value-type="string">
            <text:p>Alsac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medoc.html" xlink:type="simple">Médoc</text:a></text:p>
          </table:table-cell>
          <table:table-cell office:value-type="string" calcext:value-type="string">
            <text:p>Bordeau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graves.html" xlink:type="simple">Graves</text:a></text:p>
          </table:table-cell>
          <table:table-cell office:value-type="string" calcext:value-type="string">
            <text:p>Bordeau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entre-deux-mers.html" xlink:type="simple">Entre-deux-Mers</text:a></text:p>
          </table:table-cell>
          <table:table-cell office:value-type="string" calcext:value-type="string">
            <text:p>Bordeau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sauternes.html" xlink:type="simple">Sauternes</text:a></text:p>
          </table:table-cell>
          <table:table-cell office:value-type="string" calcext:value-type="string">
            <text:p>Bordeaux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<text:a xlink:href="http://www.vin-vigne.com/region/vin-libourne.html" xlink:type="simple">Libourne</text:a></text:p>
          </table:table-cell>
          <table:table-cell office:value-type="string" calcext:value-type="string">
            <text:p>Bordeau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blaye-bourg.html" xlink:type="simple">Blaye-Bourg</text:a></text:p>
          </table:table-cell>
          <table:table-cell office:value-type="string" calcext:value-type="string">
            <text:p>Bordeaux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rus-du-beaujolais.html" xlink:type="simple">Crus du Beaujolais</text:a></text:p>
          </table:table-cell>
          <table:table-cell office:value-type="string" calcext:value-type="string">
            <text:p>Beaujolai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beaujolais-villages.html" xlink:type="simple">Beaujolais Villages</text:a></text:p>
          </table:table-cell>
          <table:table-cell office:value-type="string" calcext:value-type="string">
            <text:p>Beaujolai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beaujolais-nouveau.html" xlink:type="simple">Beaujolais</text:a></text:p>
          </table:table-cell>
          <table:table-cell office:value-type="string" calcext:value-type="string">
            <text:p>Beaujolais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hablis.html" xlink:type="simple">Chablis</text:a></text:p>
          </table:table-cell>
          <table:table-cell office:value-type="string" calcext:value-type="string">
            <text:p>Bourgo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-de-nuits.html" xlink:type="simple">Côte de Nuits</text:a></text:p>
          </table:table-cell>
          <table:table-cell office:value-type="string" calcext:value-type="string">
            <text:p>Bourgo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-de-beaune.html" xlink:type="simple">Côte de Beaune</text:a></text:p>
          </table:table-cell>
          <table:table-cell office:value-type="string" calcext:value-type="string">
            <text:p>Bourgo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-chalonnaise.html" xlink:type="simple">Côte chalonnaise</text:a></text:p>
          </table:table-cell>
          <table:table-cell office:value-type="string" calcext:value-type="string">
            <text:p>Bourgo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macon.html" xlink:type="simple">Mâcon</text:a></text:p>
          </table:table-cell>
          <table:table-cell office:value-type="string" calcext:value-type="string">
            <text:p>Bourgo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montagne-de-reims.html" xlink:type="simple">Montagne de Reims</text:a></text:p>
          </table:table-cell>
          <table:table-cell office:value-type="string" calcext:value-type="string">
            <text:p>Champa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vallee-de-la-marne.html" xlink:type="simple">Vallée de la Marne</text:a></text:p>
          </table:table-cell>
          <table:table-cell office:value-type="string" calcext:value-type="string">
            <text:p>Champa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-des-blancs.html" xlink:type="simple">Côte des Blancs</text:a></text:p>
          </table:table-cell>
          <table:table-cell office:value-type="string" calcext:value-type="string">
            <text:p>Champa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-des-bar.html" xlink:type="simple">Côte des Bar</text:a></text:p>
          </table:table-cell>
          <table:table-cell office:value-type="string" calcext:value-type="string">
            <text:p>Champa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-de-sezanne.html" xlink:type="simple">Côte de Sézanne</text:a></text:p>
          </table:table-cell>
          <table:table-cell office:value-type="string" calcext:value-type="string">
            <text:p>Champa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vitry-le-francois.html" xlink:type="simple">Vitry-le-François</text:a></text:p>
          </table:table-cell>
          <table:table-cell office:value-type="string" calcext:value-type="string">
            <text:p>Champag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provence.html" xlink:type="simple">Provence</text:a></text:p>
          </table:table-cell>
          <table:table-cell office:value-type="string" calcext:value-type="string">
            <text:p>Provence – Cors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rse.html" xlink:type="simple">Corse</text:a></text:p>
          </table:table-cell>
          <table:table-cell office:value-type="string" calcext:value-type="string">
            <text:p>Provence – Cors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-du-jura.html" xlink:type="simple">Côtes du Jura</text:a></text:p>
          </table:table-cell>
          <table:table-cell office:value-type="string" calcext:value-type="string">
            <text:p>Jur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arbois.html" xlink:type="simple">Arbois</text:a></text:p>
          </table:table-cell>
          <table:table-cell office:value-type="string" calcext:value-type="string">
            <text:p>Jur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languedoc.html" xlink:type="simple">Languedoc</text:a></text:p>
          </table:table-cell>
          <table:table-cell office:value-type="string" calcext:value-type="string">
            <text:p>Languedoc – Roussillo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roussillon.html" xlink:type="simple">Roussillon</text:a></text:p>
          </table:table-cell>
          <table:table-cell office:value-type="string" calcext:value-type="string">
            <text:p>Languedoc – Roussillon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meuse.html" xlink:type="simple">Meuse</text:a></text:p>
          </table:table-cell>
          <table:table-cell office:value-type="string" calcext:value-type="string">
            <text:p>Lorrai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moselle.html" xlink:type="simple">Moselle</text:a></text:p>
          </table:table-cell>
          <table:table-cell office:value-type="string" calcext:value-type="string">
            <text:p>Lorrai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toul.html" xlink:type="simple">Toul</text:a></text:p>
          </table:table-cell>
          <table:table-cell office:value-type="string" calcext:value-type="string">
            <text:p>Lorrai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nantes.html" xlink:type="simple">Nantes</text:a></text:p>
          </table:table-cell>
          <table:table-cell office:value-type="string" calcext:value-type="string">
            <text:p>Loi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anjou-saumur.html" xlink:type="simple">Anjou-Saumur</text:a></text:p>
          </table:table-cell>
          <table:table-cell office:value-type="string" calcext:value-type="string">
            <text:p>Loi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touraine.html" xlink:type="simple">Touraine</text:a></text:p>
          </table:table-cell>
          <table:table-cell office:value-type="string" calcext:value-type="string">
            <text:p>Loi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entre.html" xlink:type="simple">Centre</text:a></text:p>
          </table:table-cell>
          <table:table-cell office:value-type="string" calcext:value-type="string">
            <text:p>Loi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auvergne.html" xlink:type="simple">Auvergne</text:a></text:p>
          </table:table-cell>
          <table:table-cell office:value-type="string" calcext:value-type="string">
            <text:p>Loir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rhone-septentrional.html" xlink:type="simple">Rhône septentrional</text:a></text:p>
          </table:table-cell>
          <table:table-cell office:value-type="string" calcext:value-type="string">
            <text:p>Rhô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rhone-meridional.html" xlink:type="simple">Rhône méridional</text:a></text:p>
          </table:table-cell>
          <table:table-cell office:value-type="string" calcext:value-type="string">
            <text:p>Rhô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oteaux-du-lyonnais.html" xlink:type="simple">Coteaux du Lyonnais</text:a></text:p>
          </table:table-cell>
          <table:table-cell office:value-type="string" calcext:value-type="string">
            <text:p>Rhône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savoie.html" xlink:type="simple">Savoie</text:a></text:p>
          </table:table-cell>
          <table:table-cell office:value-type="string" calcext:value-type="string">
            <text:p>Savoie – Buge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bugey.html" xlink:type="simple">Bugey</text:a></text:p>
          </table:table-cell>
          <table:table-cell office:value-type="string" calcext:value-type="string">
            <text:p>Savoie – Bugey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bergerac.html" xlink:type="simple">Bergerac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ahors.html" xlink:type="simple">Cahors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aveyron.html" xlink:type="simple">Aveyron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marmande.html" xlink:type="simple">Marmande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agen.html" xlink:type="simple">Agen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toulouse.html" xlink:type="simple">Toulouse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chalosse.html" xlink:type="simple">Chalosse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bearn.html" xlink:type="simple">Béarn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a xlink:href="http://www.vin-vigne.com/region/vin-pays-basque.html" xlink:type="simple">Pays Basque</text:a></text:p>
          </table:table-cell>
          <table:table-cell office:value-type="string" calcext:value-type="string">
            <text:p>Sud-Ouest</text:p>
          </table:table-cell>
          <table:table-cell table:number-columns-repeated="4"/>
        </table:table-row>
        <table:table-row table:style-name="ro2">
          <table:table-cell table:number-columns-repeated="6"/>
        </table:table-row>
      </table:table>
      <table:table table:name="Appellations" table:style-name="ta1">
        <table:shapes>
          <draw:frame draw:z-index="0" draw:name="http://www.vin-vigne.com/images/etoile_favoris_vin_vigne.gif" draw:style-name="gr1" draw:text-style-name="P1" svg:width="0.224cm" svg:height="0.224cm" svg:x="15.088cm" svg:y="1.728cm">
            <draw:image xlink:href="http://www.vin-vigne.com/images/etoile_favoris_vin_vigne.gif" xlink:type="simple" xlink:show="embed" xlink:actuate="onLoad">
              <text:p/>
            </draw:image>
          </draw:frame>
          <draw:frame draw:z-index="1" draw:name="http://www.vin-vigne.com/images/etoile_favoris_vin_vigne.gif" draw:style-name="gr1" draw:text-style-name="P1" svg:width="0.224cm" svg:height="0.224cm" svg:x="15.088cm" svg:y="16.421cm">
            <draw:image xlink:href="http://www.vin-vigne.com/images/etoile_favoris_vin_vigne.gif" xlink:type="simple" xlink:show="embed" xlink:actuate="onLoad">
              <text:p/>
            </draw:image>
          </draw:frame>
          <draw:frame draw:z-index="2" draw:name="http://www.vin-vigne.com/images/etoile_favoris_vin_vigne.gif" draw:style-name="gr1" draw:text-style-name="P1" svg:width="0.224cm" svg:height="0.224cm" svg:x="15.088cm" svg:y="19.879cm">
            <draw:image xlink:href="http://www.vin-vigne.com/images/etoile_favoris_vin_vigne.gif" xlink:type="simple" xlink:show="embed" xlink:actuate="onLoad">
              <text:p/>
            </draw:image>
          </draw:fram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6" table:default-cell-style-name="Default"/>
        <table:table-row table:style-name="ro8">
          <table:table-cell office:value-type="string" calcext:value-type="string">
            <text:p>Vignoble</text:p>
          </table:table-cell>
          <table:table-cell table:style-name="ce4" office:value-type="string" calcext:value-type="string">
            <text:p>Appellation viticole</text:p>
          </table:table-cell>
          <table:table-cell table:style-name="ce4" office:value-type="string" calcext:value-type="string">
            <text:p>Dénomination</text:p>
          </table:table-cell>
          <table:table-cell office:value-type="string" calcext:value-type="string">
            <text:p>Nb de vins</text:p>
          </table:table-cell>
          <table:table-cell office:value-type="string" calcext:value-type="string">
            <text:p>Couleur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<text:a xlink:href="http://www.vin-vigne.com/denomination/denomination-alsace.html" xlink:type="simple">Alsace</text:a></text:p>
          </table:table-cell>
          <table:table-cell table:style-name="ce4" office:value-type="string" calcext:value-type="string">
            <text:p><text:a xlink:href="http://www.vin-vigne.com/denomination/denomination-alsace.html" xlink:type="simple">Alsace</text:a></text:p>
          </table:table-cell>
          <table:table-cell table:style-name="ce4" office:value-type="float" office:value="23" calcext:value-type="float">
            <text:p>23</text:p>
          </table:table-cell>
          <table:table-cell table:style-name="ce1" office:value-type="string" calcext:value-type="string">
            <text:p>Blanc, Rouge, Rosé</text:p>
          </table:table-cell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<text:a xlink:href="http://www.vin-vigne.com/denomination/denomination-alsace.html" xlink:type="simple">Alsace</text:a></text:p>
          </table:table-cell>
          <table:table-cell table:style-name="ce1" office:value-type="string" calcext:value-type="string">
            <text:p><text:a xlink:href="http://www.vin-vigne.com/denomination/denomination-alsace-klevener-de-heiligenstein.html" xlink:type="simple">Alsace Klevener de Heiligenstein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anc</text:p>
          </table:table-cell>
          <table:table-cell table:number-columns-repeated="14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altenberg-de-bergheim.html" xlink:type="simple">Alsace grand cru Altenberg de Bergheim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brand.html" xlink:type="simple">Alsace grand cru Brand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eichberg.html" xlink:type="simple">Alsace grand cru Eich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florimont.html" xlink:type="simple">Alsace grand cru Florimont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froehn.html" xlink:type="simple">Alsace grand cru Froehn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geisberg.html" xlink:type="simple">Alsace grand cru geis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goldert.html" xlink:type="simple">Alsace grand cru goldert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hengst.html" xlink:type="simple">Alsace grand cru hengst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kanzlerberg.html" xlink:type="simple">Alsace grand cru kanzler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kessler.html" xlink:type="simple">Alsace grand cru kessler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kirchberg-de-ribeauville.html" xlink:type="simple">Alsace grand cru kirchberg de ribeauville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mambourg.html" xlink:type="simple">Alsace grand cru mambou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marckrain.html" xlink:type="simple">Alsace grand cru marckrain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muenchberg.html" xlink:type="simple">Alsace grand cru muench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osterberg.html" xlink:type="simple">Alsace grand cru oster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pfingstberg.html" xlink:type="simple">Alsace grand cru pfingst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rangen.html" xlink:type="simple">Alsace grand cru rangen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aering.html" xlink:type="simple">Alsace grand cru saerin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choenenbourg.html" xlink:type="simple">Alsace grand cru schoenenbou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onnenglanz.html" xlink:type="simple">Alsace grand cru sonnenglanz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poren.html" xlink:type="simple">Alsace grand cru sporen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teingrubler.html" xlink:type="simple">Alsace grand cru steingrubler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vorbourg.html" xlink:type="simple">Alsace grand cru vorbou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wineck-schlossberg.html" xlink:type="simple">Alsace grand cru wineck-schloss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zinnkoepfle.html" xlink:type="simple">Alsace grand cru zinnkoepfle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klevener-de-heiligenstein.html" xlink:type="simple">Alsace Klevener de Heiligenstein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altenberg-de-bergbieten.html" xlink:type="simple">Alsace grand cru Altenberg de Bergbieten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altenberg-de-wolxheim.html" xlink:type="simple">Alsace grand cru Altenberg de Wolxheim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bruderthal.html" xlink:type="simple">Alsace grand cru Bruderthal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engelberg.html" xlink:type="simple">Alsace grand cru Engel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frankstein.html" xlink:type="simple">Alsace grand cru Frankstein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fustentum.html" xlink:type="simple">Alsace grand cru Fustentum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gloeckelberg.html" xlink:type="simple">Alsace grand cru gloeckel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hatschbourg.html" xlink:type="simple">Alsace grand cru hatschbou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kaefferkopf.html" xlink:type="simple">Alsace grand cru kaefferkopf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kastelberg.html" xlink:type="simple">Alsace grand cru kastel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kirchberg-de-barr.html" xlink:type="simple">Alsace grand cru kirchberg de barr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kitterle.html" xlink:type="simple">Alsace grand cru kitterle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mandelberg.html" xlink:type="simple">Alsace grand cru mandel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moenchberg.html" xlink:type="simple">Alsace grand cru moench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ollwiller.html" xlink:type="simple">Alsace grand cru ollwiller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pfersigberg.html" xlink:type="simple">Alsace grand cru pfersig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praelatenberg.html" xlink:type="simple">Alsace grand cru praelaten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rosacker.html" xlink:type="simple">Alsace grand cru rosacker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chlossberg.html" xlink:type="simple">Alsace grand cru schloss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ommerberg.html" xlink:type="simple">Alsace grand cru sommer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piegel.html" xlink:type="simple">Alsace grand cru spiegel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teinert.html" xlink:type="simple">Alsace grand cru steinert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steinklotz.html" xlink:type="simple">Alsace grand cru steinklotz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wiebelsberg.html" xlink:type="simple">Alsace grand cru wiebelsberg</text:a></text:p>
          </table:table-cell>
          <table:table-cell table:style-name="ce4"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winzenberg.html" xlink:type="simple">Alsace grand cru winzenberg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.html" xlink:type="simple">Alsace</text:a></text:p>
          </table:table-cell>
          <table:table-cell table:style-name="ce4" office:value-type="string" calcext:value-type="string">
            <text:p><text:a xlink:href="http://www.vin-vigne.com/denomination/denomination-alsace-grand-cru-altenberg-de-bergbieten.html" xlink:type="simple">Alsace grand cru Altenberg de Bergbieten</text:a></text:p>
          </table:table-cell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Alsace grand cru</text:p>
          </table:table-cell>
          <table:table-cell table:style-name="ce4" office:value-type="string" calcext:value-type="string">
            <text:p><text:a xlink:href="http://www.vin-vigne.com/denomination/denomination-alsace-grand-cru-zotzenberg.html" xlink:type="simple">Alsace grand cru zotzenberg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altenberg-de-bergheim.html" xlink:type="simple">Alsace grand cru Altenberg de Bergheim</text:a></text:p>
          </table:table-cell>
          <table:table-cell table:style-name="ce4" office:value-type="string" calcext:value-type="string">
            <text:p><text:a xlink:href="http://www.vin-vigne.com/denomination/denomination-alsace-grand-cru-altenberg-de-wolxheim.html" xlink:type="simple">Alsace grand cru Altenberg de Wolxheim</text:a></text:p>
          </table:table-cell>
        </table:table-row>
        <table:table-row table:style-name="ro8">
          <table:table-cell office:value-type="string" calcext:value-type="string">
            <text:p>Alsace</text:p>
          </table:table-cell>
          <table:table-cell table:style-name="ce4" office:value-type="string" calcext:value-type="string">
            <text:p><text:a xlink:href="http://www.vin-vigne.com/denomination/denomination-cremant-d-alsace.html" xlink:type="simple">Crémant d’Alsace</text:a></text:p>
          </table:table-cell>
          <table:table-cell table:style-name="ce4" office:value-type="string" calcext:value-type="string">
            <text:p><text:a xlink:href="http://www.vin-vigne.com/denomination/denomination-cremant-d-alsace.html" xlink:type="simple">Crémant d’Alsac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brand.html" xlink:type="simple">Alsace grand cru Brand</text:a></text:p>
          </table:table-cell>
          <table:table-cell table:style-name="ce4" office:value-type="string" calcext:value-type="string">
            <text:p><text:a xlink:href="http://www.vin-vigne.com/denomination/denomination-alsace-grand-cru-bruderthal.html" xlink:type="simple">Alsace grand cru Bruderthal</text:a></text:p>
          </table:table-cell>
        </table:table-row>
        <table:table-row table:style-name="ro1">
          <table:table-cell office:value-type="string" calcext:value-type="string">
            <text:p>Armagnac</text:p>
          </table:table-cell>
          <table:table-cell table:style-name="ce1"/>
          <table:table-cell table:style-name="ce1" office:value-type="string" calcext:value-type="string">
            <text:p>F<text:a xlink:href="http://www.vin-vigne.com/denomination/denomination-floc-de-gascogne.html" xlink:type="simple">loc de Gasco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eichberg.html" xlink:type="simple">Alsace grand cru Eichberg</text:a></text:p>
          </table:table-cell>
          <table:table-cell table:style-name="ce4" office:value-type="string" calcext:value-type="string">
            <text:p><text:a xlink:href="http://www.vin-vigne.com/denomination/denomination-alsace-grand-cru-engelberg.html" xlink:type="simple">Alsace grand cru Engelberg</text:a></text:p>
          </table:table-cell>
        </table:table-row>
        <table:table-row table:style-name="ro1">
          <table:table-cell office:value-type="string" calcext:value-type="string">
            <text:p>Armagnac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mte-tolosan.html" xlink:type="simple">Comté Tolosan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florimont.html" xlink:type="simple">Alsace grand cru Florimont</text:a></text:p>
          </table:table-cell>
          <table:table-cell table:style-name="ce4" office:value-type="string" calcext:value-type="string">
            <text:p><text:a xlink:href="http://www.vin-vigne.com/denomination/denomination-alsace-grand-cru-frankstein.html" xlink:type="simple">Alsace grand cru Frankstein</text:a></text:p>
          </table:table-cell>
        </table:table-row>
        <table:table-row table:style-name="ro1">
          <table:table-cell office:value-type="string" calcext:value-type="string">
            <text:p>Armagnac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des.html" xlink:type="simple">Lande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froehn.html" xlink:type="simple">Alsace grand cru Froehn</text:a></text:p>
          </table:table-cell>
          <table:table-cell table:style-name="ce4" office:value-type="string" calcext:value-type="string">
            <text:p><text:a xlink:href="http://www.vin-vigne.com/denomination/denomination-alsace-grand-cru-fustentum.html" xlink:type="simple">Alsace grand cru Fustentum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.html" xlink:type="simple">Beaujola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geisberg.html" xlink:type="simple">Alsace grand cru geisberg</text:a></text:p>
          </table:table-cell>
          <table:table-cell table:style-name="ce4" office:value-type="string" calcext:value-type="string">
            <text:p><text:a xlink:href="http://www.vin-vigne.com/denomination/denomination-alsace-grand-cru-gloeckelberg.html" xlink:type="simple">Alsace grand cru gloeckel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blace.html" xlink:type="simple">Beaujolais Blac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goldert.html" xlink:type="simple">Alsace grand cru goldert</text:a></text:p>
          </table:table-cell>
          <table:table-cell table:style-name="ce4" office:value-type="string" calcext:value-type="string">
            <text:p><text:a xlink:href="http://www.vin-vigne.com/denomination/denomination-alsace-grand-cru-hatschbourg.html" xlink:type="simple">Alsace grand cru hatschbou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chanes.html" xlink:type="simple">Beaujolais Châ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hengst.html" xlink:type="simple">Alsace grand cru hengst</text:a></text:p>
          </table:table-cell>
          <table:table-cell table:style-name="ce4" office:value-type="string" calcext:value-type="string">
            <text:p><text:a xlink:href="http://www.vin-vigne.com/denomination/denomination-alsace-grand-cru-kaefferkopf.html" xlink:type="simple">Alsace grand cru kaefferkopf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denice.html" xlink:type="simple">Beaujolais Denic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kanzlerberg.html" xlink:type="simple">Alsace grand cru kanzlerberg</text:a></text:p>
          </table:table-cell>
          <table:table-cell table:style-name="ce4" office:value-type="string" calcext:value-type="string">
            <text:p><text:a xlink:href="http://www.vin-vigne.com/denomination/denomination-alsace-grand-cru-kastelberg.html" xlink:type="simple">Alsace grand cru kastel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jullie.html" xlink:type="simple">Beaujolais Julli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kessler.html" xlink:type="simple">Alsace grand cru kessler</text:a></text:p>
          </table:table-cell>
          <table:table-cell table:style-name="ce4" office:value-type="string" calcext:value-type="string">
            <text:p><text:a xlink:href="http://www.vin-vigne.com/denomination/denomination-alsace-grand-cru-kirchberg-de-barr.html" xlink:type="simple">Alsace grand cru kirchberg de barr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lancie.html" xlink:type="simple">Beaujolais Lanci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kirchberg-de-ribeauville.html" xlink:type="simple">Alsace grand cru kirchberg de ribeauville</text:a></text:p>
          </table:table-cell>
          <table:table-cell table:style-name="ce4" office:value-type="string" calcext:value-type="string">
            <text:p><text:a xlink:href="http://www.vin-vigne.com/denomination/denomination-alsace-grand-cru-kitterle.html" xlink:type="simple">Alsace grand cru kitterle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le-perreon.html" xlink:type="simple">Beaujolais Le Perré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mambourg.html" xlink:type="simple">Alsace grand cru mambourg</text:a></text:p>
          </table:table-cell>
          <table:table-cell table:style-name="ce4" office:value-type="string" calcext:value-type="string">
            <text:p><text:a xlink:href="http://www.vin-vigne.com/denomination/denomination-alsace-grand-cru-mandelberg.html" xlink:type="simple">Alsace grand cru mandel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leynes.html" xlink:type="simple">Beaujolais Ley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marckrain.html" xlink:type="simple">Alsace grand cru marckrain</text:a></text:p>
          </table:table-cell>
          <table:table-cell table:style-name="ce4" office:value-type="string" calcext:value-type="string">
            <text:p><text:a xlink:href="http://www.vin-vigne.com/denomination/denomination-alsace-grand-cru-moenchberg.html" xlink:type="simple">Alsace grand cru moench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montmelas-saint-sorlin.html" xlink:type="simple">Beaujolais Montmelas-Saint-Sorl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muenchberg.html" xlink:type="simple">Alsace grand cru muenchberg</text:a></text:p>
          </table:table-cell>
          <table:table-cell table:style-name="ce4" office:value-type="string" calcext:value-type="string">
            <text:p><text:a xlink:href="http://www.vin-vigne.com/denomination/denomination-alsace-grand-cru-ollwiller.html" xlink:type="simple">Alsace grand cru ollwiller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pruzilly.html" xlink:type="simple">Beaujolais Pruz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osterberg.html" xlink:type="simple">Alsace grand cru osterberg</text:a></text:p>
          </table:table-cell>
          <table:table-cell table:style-name="ce4" office:value-type="string" calcext:value-type="string">
            <text:p><text:a xlink:href="http://www.vin-vigne.com/denomination/denomination-alsace-grand-cru-pfersigberg.html" xlink:type="simple">Alsace grand cru pfersig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rivolet.html" xlink:type="simple">Beaujolais Rivol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pfingstberg.html" xlink:type="simple">Alsace grand cru pfingstberg</text:a></text:p>
          </table:table-cell>
          <table:table-cell table:style-name="ce4" office:value-type="string" calcext:value-type="string">
            <text:p><text:a xlink:href="http://www.vin-vigne.com/denomination/denomination-alsace-grand-cru-praelatenberg.html" xlink:type="simple">Alsace grand cru praelaten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saint-didier-sur-beaujeu.html" xlink:type="simple">Beaujolais Saint-Didier-sur-Beauje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rangen.html" xlink:type="simple">Alsace grand cru rangen</text:a></text:p>
          </table:table-cell>
          <table:table-cell table:style-name="ce4" office:value-type="string" calcext:value-type="string">
            <text:p><text:a xlink:href="http://www.vin-vigne.com/denomination/denomination-alsace-grand-cru-rosacker.html" xlink:type="simple">Alsace grand cru rosacker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saint-etienne-la-varenne.html" xlink:type="simple">Beaujolais Saint-Etienne-la-Varen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aering.html" xlink:type="simple">Alsace grand cru saering</text:a></text:p>
          </table:table-cell>
          <table:table-cell table:style-name="ce4" office:value-type="string" calcext:value-type="string">
            <text:p><text:a xlink:href="http://www.vin-vigne.com/denomination/denomination-alsace-grand-cru-schlossberg.html" xlink:type="simple">Alsace grand cru schloss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saint-lager.html" xlink:type="simple">Beaujolais Saint-Lage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choenenbourg.html" xlink:type="simple">Alsace grand cru schoenenbourg</text:a></text:p>
          </table:table-cell>
          <table:table-cell table:style-name="ce4" office:value-type="string" calcext:value-type="string">
            <text:p><text:a xlink:href="http://www.vin-vigne.com/denomination/denomination-alsace-grand-cru-sommerberg.html" xlink:type="simple">Alsace grand cru sommer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salles-arbuissonnas-en-beaujolais.html" xlink:type="simple">Beaujolais Salles-Arbuissonnas-en-Beaujola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onnenglanz.html" xlink:type="simple">Alsace grand cru sonnenglanz</text:a></text:p>
          </table:table-cell>
          <table:table-cell table:style-name="ce4" office:value-type="string" calcext:value-type="string">
            <text:p><text:a xlink:href="http://www.vin-vigne.com/denomination/denomination-alsace-grand-cru-spiegel.html" xlink:type="simple">Alsace grand cru spiegel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vauxrenard.html" xlink:type="simple">Beaujolais Vauxrenar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poren.html" xlink:type="simple">Alsace grand cru sporen</text:a></text:p>
          </table:table-cell>
          <table:table-cell table:style-name="ce4" office:value-type="string" calcext:value-type="string">
            <text:p><text:a xlink:href="http://www.vin-vigne.com/denomination/denomination-alsace-grand-cru-steinert.html" xlink:type="simple">Alsace grand cru steinert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rouilly.html" xlink:type="simple">Brou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teingrubler.html" xlink:type="simple">Alsace grand cru steingrubler</text:a></text:p>
          </table:table-cell>
          <table:table-cell table:style-name="ce4" office:value-type="string" calcext:value-type="string">
            <text:p><text:a xlink:href="http://www.vin-vigne.com/denomination/denomination-alsace-grand-cru-steinklotz.html" xlink:type="simple">Alsace grand cru steinklotz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iroubles.html" xlink:type="simple">Chiroub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vorbourg.html" xlink:type="simple">Alsace grand cru vorbourg</text:a></text:p>
          </table:table-cell>
          <table:table-cell table:style-name="ce4" office:value-type="string" calcext:value-type="string">
            <text:p><text:a xlink:href="http://www.vin-vigne.com/denomination/denomination-alsace-grand-cru-wiebelsberg.html" xlink:type="simple">Alsace grand cru wiebels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leurie.html" xlink:type="simple">Fleuri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wineck-schlossberg.html" xlink:type="simple">Alsace grand cru wineck-schlossberg</text:a></text:p>
          </table:table-cell>
          <table:table-cell table:style-name="ce4" office:value-type="string" calcext:value-type="string">
            <text:p><text:a xlink:href="http://www.vin-vigne.com/denomination/denomination-alsace-grand-cru-winzenberg.html" xlink:type="simple">Alsace grand cru winzen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gon.html" xlink:type="simple">Morg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zinnkoepfle.html" xlink:type="simple">Alsace grand cru zinnkoepfle</text:a></text:p>
          </table:table-cell>
          <table:table-cell table:style-name="ce4" office:value-type="string" calcext:value-type="string">
            <text:p><text:a xlink:href="http://www.vin-vigne.com/denomination/denomination-alsace-grand-cru-zotzenberg.html" xlink:type="simple">Alsace grand cru zotzenberg</text:a></text:p>
          </table:table-cell>
        </table:table-row>
        <table:table-row table:style-name="ro1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egnie.html" xlink:type="simple">Régni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klevener-de-heiligenstein.html" xlink:type="simple">Alsace Klevener de Heiligenstein</text:a></text:p>
          </table:table-cell>
          <table:table-cell table:style-name="ce4" office:value-type="string" calcext:value-type="string">
            <text:p><text:a xlink:href="http://www.vin-vigne.com/denomination/denomination-cremant-d-alsace.html" xlink:type="simple">Crémant d’Alsace</text:a></text:p>
          </table:table-cell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beaujeu.html" xlink:type="simple">Beaujolais Beauje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altenberg-de-bergbieten.html" xlink:type="simple">Alsace grand cru Altenberg de Bergbieten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cercie.html" xlink:type="simple">Beaujolais Cerci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altenberg-de-wolxheim.html" xlink:type="simple">Alsace grand cru Altenberg de Wolxheim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charentay.html" xlink:type="simple">Beaujolais Charent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bruderthal.html" xlink:type="simple">Alsace grand cru Bruderthal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emeringes.html" xlink:type="simple">Beaujolais Emerin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engelberg.html" xlink:type="simple">Alsace grand cru Engel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la-chapelle-de-guinchay.html" xlink:type="simple">Beaujolais La Chapelle-de-Guinch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frankstein.html" xlink:type="simple">Alsace grand cru Frankstein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lantignie.html" xlink:type="simple">Beaujolais Lantigni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fustentum.html" xlink:type="simple">Alsace grand cru Fustentum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les-ardillats.html" xlink:type="simple">Beaujolais Les Ardilla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gloeckelberg.html" xlink:type="simple">Alsace grand cru gloeckel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marchampt.html" xlink:type="simple">Beaujolais Marchamp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hatschbourg.html" xlink:type="simple">Alsace grand cru hatschbou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odenas.html" xlink:type="simple">Beaujolais Oden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kaefferkopf.html" xlink:type="simple">Alsace grand cru kaefferkopf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quincie-en-beaujolais.html" xlink:type="simple">Beaujolais Quincié-en-Beaujola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kastelberg.html" xlink:type="simple">Alsace grand cru kastel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romaneche-thorins.html" xlink:type="simple">Beaujolais Romanèche-Thor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kirchberg-de-barr.html" xlink:type="simple">Alsace grand cru kirchberg de barr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saint-etienne-des-oullieres.html" xlink:type="simple">Beaujolais Saint-Etienne-des-Oull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kitterle.html" xlink:type="simple">Alsace grand cru kitterle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saint-julien.html" xlink:type="simple">Beaujolais Saint-Julie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mandelberg.html" xlink:type="simple">Alsace grand cru mandel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saint-symphorien-d-ancelles.html" xlink:type="simple">Beaujolais Saint-Symphorien-d'Anc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moenchberg.html" xlink:type="simple">Alsace grand cru moench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vaux-en-beaujolais.html" xlink:type="simple">Beaujolais Vaux-en-Beaujola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ollwiller.html" xlink:type="simple">Alsace grand cru ollwiller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jolais-villages.html" xlink:type="simple">Beaujolais Villa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pfersigberg.html" xlink:type="simple">Alsace grand cru pfersig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enas.html" xlink:type="simple">Chén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praelatenberg.html" xlink:type="simple">Alsace grand cru praelaten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-de-brouilly.html" xlink:type="simple">Côte de Brou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rosacker.html" xlink:type="simple">Alsace grand cru rosacker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julienas.html" xlink:type="simple">Julién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chlossberg.html" xlink:type="simple">Alsace grand cru schloss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ulin-a-vent.html" xlink:type="simple">Moulin-à-Ve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ommerberg.html" xlink:type="simple">Alsace grand cru sommerberg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mour.html" xlink:type="simple">Saint-Amo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piegel.html" xlink:type="simple">Alsace grand cru spiegel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mtes-rhodaniens.html" xlink:type="simple">Comtés Rhodanien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teinert.html" xlink:type="simple">Alsace grand cru steinert</text:a></text:p>
          </table:table-cell>
          <table:table-cell/>
        </table:table-row>
        <table:table-row table:style-name="ro8">
          <table:table-cell office:value-type="string" calcext:value-type="string">
            <text:p>Beaujolais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one-et-loire.html" xlink:type="simple">Saône-et-Loir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steinklotz.html" xlink:type="simple">Alsace grand cru steinklotz</text:a></text:p>
          </table:table-cell>
          <table:table-cell/>
        </table:table-row>
        <table:table-row table:style-name="ro8">
          <table:table-cell office:value-type="string" calcext:value-type="string">
            <text:p>Bordeaux</text:p>
          </table:table-cell>
          <table:table-cell table:number-columns-repeated="4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wiebelsberg.html" xlink:type="simple">Alsace grand cru wiebelsberg</text:a></text:p>
          </table:table-cell>
          <table:table-cell/>
        </table:table-row>
        <table:table-row table:style-name="ro8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ordeaux.html" xlink:type="simple">Côtes de Bord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winzenberg.html" xlink:type="simple">Alsace grand cru winzenberg</text:a></text:p>
          </table:table-cell>
          <table:table-cell/>
        </table:table-row>
        <table:table-row table:style-name="ro8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ordeaux-cadillac.html" xlink:type="simple">Côtes de Bordeaux Cadill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alsace-grand-cru-zotzenberg.html" xlink:type="simple">Alsace grand cru zotzenberg</text:a></text:p>
          </table:table-cell>
          <table:table-cell/>
        </table:table-row>
        <table:table-row table:style-name="ro8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ordeaux-francs.html" xlink:type="simple">Côtes de Bordeaux Franc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1"/>
          <table:table-cell table:style-name="ce4" office:value-type="string" calcext:value-type="string">
            <text:p><text:a xlink:href="http://www.vin-vigne.com/denomination/denomination-cremant-d-alsace.html" xlink:type="simple">Crémant d’Alsace</text:a></text:p>
          </table:table-cell>
          <table:table-cell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ye.html" xlink:type="simple">Blay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rdeaux-haut-benauge.html" xlink:type="simple">Bordeaux Haut-Benau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adillac.html" xlink:type="simple">Cadill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erons.html" xlink:type="simple">Cér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ordeaux-saint-macaire.html" xlink:type="simple">Côtes de Bordeaux-Saint-Maca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remant-de-bordeaux.html" xlink:type="simple">Crémant de Bord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entre-deux-mers-haut-benauge.html" xlink:type="simple">Entre-deux-Mers Haut-Benau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raves.html" xlink:type="simple">Grav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raves-superieures.html" xlink:type="simple">Graves supérieu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lande-de-pomerol.html" xlink:type="simple">Lalande-de-Pomero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oupiac.html" xlink:type="simple">Loupi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gaux.html" xlink:type="simple">Marg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e-saint-emilion.html" xlink:type="simple">Montagne-Saint-Emili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eac.html" xlink:type="simple">Ne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ssac-leognan.html" xlink:type="simple">Pessac-Léogn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remieres-cotes-de-bordeaux.html" xlink:type="simple">Premières Côtes de Bord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emilion.html" xlink:type="simple">Saint-Emili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estephe.html" xlink:type="simple">Saint-Estèph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julien.html" xlink:type="simple">Saint-Julie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e-foy-bordeaux.html" xlink:type="simple">Sainte-Foy-Bord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ordeaux-blaye.html" xlink:type="simple">Côtes de Bordeaux Blay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ordeaux-castillon.html" xlink:type="simple">Côtes de Bordeaux Castill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arsac.html" xlink:type="simple">Bars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rdeaux.html" xlink:type="simple">Bord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rdeaux-superieur.html" xlink:type="simple">Bordeaux supérie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anon-fronsac.html" xlink:type="simple">Canon Frons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laye.html" xlink:type="simple">Côtes de Blay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bourg-bourg-et-bourgeais.html" xlink:type="simple">Côtes de Bourg, Bourg et Bourgea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entre-deux-mers.html" xlink:type="simple">Entre-deux-M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ronsac.html" xlink:type="simple">Frons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raves-de-vayres.html" xlink:type="simple">Graves de Vay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haut-medoc.html" xlink:type="simple">Haut-Médo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istrac-medoc.html" xlink:type="simple">Listrac-Médo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ussac-saint-emilion.html" xlink:type="simple">Lussac-Saint-Emili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doc.html" xlink:type="simple">Médo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ulis-moulis-en-medoc.html" xlink:type="simple">Moul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auillac.html" xlink:type="simple">Pauill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erol.html" xlink:type="simple">Pomero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isseguin-saint-emilion.html" xlink:type="simple">Puisseguin-Saint-Emili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emilion-grand-cru.html" xlink:type="simple">Saint-Emilion grand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georges-saint-emilion.html" xlink:type="simple">Saint-Georges-Saint-Emili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e-croix-du-mont.html" xlink:type="simple">Sainte-Croix-du-Mo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uternes.html" xlink:type="simple">Sauter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tlantique.html" xlink:type="simple">Atlantiqu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igord.html" xlink:type="simple">Périgord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rdeaux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igord-vin-de-domme.html" xlink:type="simple">Périgord Vin de Domm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1"/>
          <table:table-cell table:style-name="ce1" office:value-type="string" calcext:value-type="string">
            <text:p><text:a xlink:href="http://www.vin-vigne.com/denomination/denomination-aloxe-corton.html" xlink:type="simple">Aloxe-Cort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.html" xlink:type="simple">Aloxe-Corton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clos-des-marechaudes.html" xlink:type="simple">Aloxe-Corton premier cru Clos des Maréchau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a-coutiere.html" xlink:type="simple">Aloxe-Corton premier cru La Cout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a-toppe-au-vert.html" xlink:type="simple">Aloxe-Corton premier cru La Toppe au Ver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fournieres.html" xlink:type="simple">Aloxe-Corton premier cru Les Fourn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marechaudes.html" xlink:type="simple">Aloxe-Corton premier cru Les Maréchau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paulands.html" xlink:type="simple">Aloxe-Corton premier cru Les Pauland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valozieres.html" xlink:type="simple">Aloxe-Corton premier cru Les Valoz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.html" xlink:type="simple">Auxey-Dur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.html" xlink:type="simple">Auxey-Duresses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climat-du-val.html" xlink:type="simple">Auxey-Duresses premier cru Climat du Va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la-chapelle.html" xlink:type="simple">Auxey-Duresses premier cru La Chap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les-duresses.html" xlink:type="simple">Auxey-Duresses premier cru Les Dur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les-grands-champs.html" xlink:type="simple">Auxey-Duresses premier cru Les Grands Champ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atard-montrachet.html" xlink:type="simple">Bâtard-Montra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.html" xlink:type="simple">Beaune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aux-coucherias.html" xlink:type="simple">Beaune premier cru Aux Coucheri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belissand.html" xlink:type="simple">Beaune premier cru Belissan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hamps-pimont.html" xlink:type="simple">Beaune premier cru Champs Pimo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los-de-la-feguine.html" xlink:type="simple">Beaune premier cru Clos de la Fegu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los-des-avaux.html" xlink:type="simple">Beaune premier cru Clos des Av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los-du-roi.html" xlink:type="simple">Beaune premier cru Clos du Roi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en-genet.html" xlink:type="simple">Beaune premier cru En Genê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a-mignotte.html" xlink:type="simple">Beaune premier cru La Mign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-clos-des-mouches.html" xlink:type="simple">Beaune premier cru Le Clos des Mouch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avaux.html" xlink:type="simple">Beaune premier cru Les Av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bressandes.html" xlink:type="simple">Beaune premier cru Les Bressan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chouacheux.html" xlink:type="simple">Beaune premier cru Les Chouache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feves.html" xlink:type="simple">Beaune premier cru Les Fèv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marconnets.html" xlink:type="simple">Beaune premier cru Les Marconn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perrieres.html" xlink:type="simple">Beaune premier cru Les P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sceaux.html" xlink:type="simple">Beaune premier cru Les Sc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sizies.html" xlink:type="simple">Beaune premier cru Les Sizi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toussaints.html" xlink:type="simple">Beaune premier cru Les Toussain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vignes-franches.html" xlink:type="simple">Beaune premier cru Les Vignes Franch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pertuisots.html" xlink:type="simple">Beaune premier cru Pertuis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sur-les-greves-clos-saint-anne.html" xlink:type="simple">Beaune premier cru Sur les Grèves - Clos Saint-An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.html" xlink:type="simple">Blagn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-la-garenne-blagny-premier-cru-sur-la-garenne.html" xlink:type="simple">Blagny premier cru La Garen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-la-piece-sous-le-bois.html" xlink:type="simple">Blagny premier cru La Pièce sous le B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-sous-le-dos-d-ane.html" xlink:type="simple">Blagny premier cru Sous le Dos d'A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blagny-cote-de-beaune.html" xlink:type="simple">Bla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.html" xlink:type="simple">Bourgo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chitry.html" xlink:type="simple">Bourgogne Chit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cote-saint-jacques.html" xlink:type="simple">Bourgogne Côte Saint-Jac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cotes-du-couchois.html" xlink:type="simple">Bourgogne Côtes du Couch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epineuil.html" xlink:type="simple">Bourgogne Epineui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hautes-cotes-de-nuits.html" xlink:type="simple">Bourgogne Hautes Côtes de Nui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le-chapitre.html" xlink:type="simple">Bourgogne Le Chapit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mousseux.html" xlink:type="simple">Bourgogne mousse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tonnerre.html" xlink:type="simple">Bourgogne Tonne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zeron.html" xlink:type="simple">Bouzer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.html" xlink:type="simple">Chablis Grand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-bougros.html" xlink:type="simple">Chablis Grand Cru Bougro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-les-clos.html" xlink:type="simple">Chablis Grand Cru Les Clo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-valmur.html" xlink:type="simple">Chablis Grand Cru Valm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.html" xlink:type="simple">Chablis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berdiot.html" xlink:type="simple">Chablis premier cru Berdi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butteaux.html" xlink:type="simple">Chablis premier cru Butt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hatains.html" xlink:type="simple">Chablis premier cru Chata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-brechain.html" xlink:type="simple">Chablis premier cru Côte de Brécha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-fontenay.html" xlink:type="simple">Chablis premier cru Côte de Fonten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-lechet.html" xlink:type="simple">Chablis premier cru Côte de Lé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-vaubarousse.html" xlink:type="simple">Chablis premier cru Côte de Vaubarous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forets.html" xlink:type="simple">Chablis premier cru Forê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l-homme-mort.html" xlink:type="simple">Chablis premier cru L'Homme Mor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les-epinottes.html" xlink:type="simple">Chablis premier cru Les Epin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les-lys.html" xlink:type="simple">Chablis premier cru Les Ly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mont-de-milieu.html" xlink:type="simple">Chablis premier cru Mont de Milie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montmains.html" xlink:type="simple">Chablis premier cru Montma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pied-d-aloup.html" xlink:type="simple">Chablis premier cru Pied d'Aloup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secher.html" xlink:type="simple">Chablis premier cru Séche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illons.html" xlink:type="simple">Chablis premier cru Vaill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u-ligneau.html" xlink:type="simple">Chablis premier cru Vau Lign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ugiraut.html" xlink:type="simple">Chablis premier cru Vaugirau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upulent.html" xlink:type="simple">Chablis premier cru Vaupule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osgros.html" xlink:type="simple">Chablis premier cru Vosgro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ertin-clos-de-beze.html" xlink:type="simple">Chambertin-Clos de Bèz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.html" xlink:type="simple">Chambolle-Musign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aux-combottes.html" xlink:type="simple">Chambolle-Musigny premier cru Aux Comb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derriere-la-grange.html" xlink:type="simple">Chambolle-Musigny premier cru Derrière la Gran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amoureuses.html" xlink:type="simple">Chambolle-Musigny premier cru Les Amoureu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borniques.html" xlink:type="simple">Chambolle-Musigny premier cru Les Borni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chabiots.html" xlink:type="simple">Chambolle-Musigny premier cru Les Chabi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chatelots.html" xlink:type="simple">Chambolle-Musigny premier cru Les Chatel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cras.html" xlink:type="simple">Chambolle-Musigny premier cru Les Cr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fuees.html" xlink:type="simple">Chambolle-Musigny premier cru Les Fu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gruenchers.html" xlink:type="simple">Chambolle-Musigny premier cru Les Gruench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lavrottes.html" xlink:type="simple">Chambolle-Musigny premier cru Les Lavr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plantes.html" xlink:type="simple">Chambolle-Musigny premier cru Les Plan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veroilles.html" xlink:type="simple">Chambolle-Musigny premier cru Les Véroi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rlemagne.html" xlink:type="simple">Charlema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.html" xlink:type="simple">Chassagne-Montra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abbaye-de-morgeot.html" xlink:type="simple">Chassagne-Montrachet premier cru Abbaye de Morge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bois-de-chassagne.html" xlink:type="simple">Chassagne-Montrachet premier cru Bois de Chassa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champs-jendreau.html" xlink:type="simple">Chassagne-Montrachet premier cru Champs Jendr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chassagne-du-clos-chareau.html" xlink:type="simple">Chassagne-Montrachet premier cru Chassagne du Clos Cha...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clos-pitois.html" xlink:type="simple">Chassagne-Montrachet premier cru Clos Pit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dent-de-chien.html" xlink:type="simple">Chassagne-Montrachet premier cru Dent de Chie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en-remilly.html" xlink:type="simple">Chassagne-Montrachet premier cru En Rem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ez-crets.html" xlink:type="simple">Chassagne-Montrachet premier cru Ez Cr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francemont.html" xlink:type="simple">Chassagne-Montrachet premier cru Francemo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boudriotte.html" xlink:type="simple">Chassagne-Montrachet premier cru La Boudri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chapelle.html" xlink:type="simple">Chassagne-Montrachet premier cru La Chap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grande-montagne.html" xlink:type="simple">Chassagne-Montrachet premier cru La Grande Monta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romanee.html" xlink:type="simple">Chassagne-Montrachet premier cru La Romané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baudines.html" xlink:type="simple">Chassagne-Montrachet premier cru Les Baudi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bondues.html" xlink:type="simple">Chassagne-Montrachet premier cru Les Bond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champs-gain.html" xlink:type="simple">Chassagne-Montrachet premier cru Les Champs ga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chaumes.html" xlink:type="simple">Chassagne-Montrachet premier cru Les Chau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combards.html" xlink:type="simple">Chassagne-Montrachet premier cru Les Combard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embazees.html" xlink:type="simple">Chassagne-Montrachet premier cru Les Embaz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grandes-ruchottes.html" xlink:type="simple">Chassagne-Montrachet premier cru Les Grandes Ruch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macherelles.html" xlink:type="simple">Chassagne-Montrachet premier cru Les Macher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pasquelles.html" xlink:type="simple">Chassagne-Montrachet premier cru Les Pasqu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petits-clos.html" xlink:type="simple">Chassagne-Montrachet premier cru Les Petits Clo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rebichets.html" xlink:type="simple">Chassagne-Montrachet premier cru Les Rebich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morgeot.html" xlink:type="simple">Chassagne-Montrachet premier cru Morge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tete-du-clos.html" xlink:type="simple">Chassagne-Montrachet premier cru Tête du Clo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vide-bourse.html" xlink:type="simple">Chassagne-Montrachet premier cru Vide Bour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vigne-derriere.html" xlink:type="simple">Chassagne-Montrachet premier cru Vigne Derr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orey-les-beaune.html" xlink:type="simple">Chorey-lès-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os-de-la-roche.html" xlink:type="simple">Clos de la Roch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os-de-vougeot-clos-vougeot.html" xlink:type="simple">Clos de Vouge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os-saint-denis.html" xlink:type="simple">Clos Saint-Den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rton-charlemagne.html" xlink:type="simple">Corton-Charlema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-de-beaune-villages.html" xlink:type="simple">Côte de Beaune-Villa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bourguignons-bourgogne-grand-ordinaire-bourgogne-ordinaire.html" xlink:type="simple">Coteaux Bourguign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riots-batard-montrachet.html" xlink:type="simple">Criots-Bâtard-Montra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xin.html" xlink:type="simple">Fix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xin-premier-cru-arvelets.html" xlink:type="simple">Fixin premier cru Arvel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xin-premier-cru-clos-du-chapitre.html" xlink:type="simple">Fixin premier cru Clos du Chapit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xin-premier-cru-hervelets.html" xlink:type="simple">Fixin premier cru Hervel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.html" xlink:type="simple">Gevrey-Chambertin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aux-combottes.html" xlink:type="simple">Gevrey-Chambertin premier cru Aux Comb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hampeaux.html" xlink:type="simple">Gevrey-Chambertin premier cru Champ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herbaudes.html" xlink:type="simple">Gevrey-Chambertin premier cru Cherbau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los-du-chapitre.html" xlink:type="simple">Gevrey-Chambertin premier cru Clos du Chapit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los-saint-jacques.html" xlink:type="simple">Gevrey-Chambertin premier cru Clos Saint-Jac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raipillot.html" xlink:type="simple">Gevrey-Chambertin premier cru Craipil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estournelles-saint-jacques.html" xlink:type="simple">Gevrey-Chambertin premier cru Estournelles-Saint-Jac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issarts.html" xlink:type="simple">Gevrey-Chambertin premier cru Issar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la-perriere.html" xlink:type="simple">Gevrey-Chambertin premier cru La Perr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lavaut-saint-jacques.html" xlink:type="simple">Gevrey-Chambertin premier cru Lavaut Saint-Jac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les-corbeaux.html" xlink:type="simple">Gevrey-Chambertin premier cru Les Corb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petite-chapelle.html" xlink:type="simple">Gevrey-Chambertin premier cru Petite Chap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poissenot.html" xlink:type="simple">Gevrey-Chambertin premier cru Poissen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.html" xlink:type="simple">Givr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hamp-nalot.html" xlink:type="simple">Givry premier cru Champ Na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de-la-baraude.html" xlink:type="simple">Givry premier cru Clos de la Barau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du-cras-long.html" xlink:type="simple">Givry premier cru Clos du Cras long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jus.html" xlink:type="simple">Givry premier cru Clos Ju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marole.html" xlink:type="simple">Givry premier cru Clos Maro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saint-paul.html" xlink:type="simple">Givry premier cru Clos-Saint-Pau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rausot.html" xlink:type="simple">Givry premier cru Craus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en-choue.html" xlink:type="simple">Givry premier cru En Chou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a-brulee.html" xlink:type="simple">Givry premier cru La Brûlé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a-matrosse.html" xlink:type="simple">Givry premier cru La Matros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a-plante.html" xlink:type="simple">Givry premier cru La Plan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medenchot.html" xlink:type="simple">Givry premier cru Le Médench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petit-pretan.html" xlink:type="simple">Givry premier cru Le Petit Prét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pied-du-clou.html" xlink:type="simple">Givry premier cru Le Pied du Cl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vigron.html" xlink:type="simple">Givry premier cru Le Vigr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s-bois-gautiers.html" xlink:type="simple">Givry premier cru Les Bois Gaut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s-galaffres.html" xlink:type="simple">Givry premier cru Les Galaff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s-grands-pretans.html" xlink:type="simple">Givry premier cru Les Grands Préta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servoisine.html" xlink:type="simple">Givry premier cru Servois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riotte-chambertin.html" xlink:type="simple">Griotte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-grande-rue.html" xlink:type="simple">La Grande Ru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-tache.html" xlink:type="simple">La Tâch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cote-de-beaune-ladoix.html" xlink:type="simple">Ladoix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basses-mourottes.html" xlink:type="simple">Ladoix premier cru Basses Mour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en-naget.html" xlink:type="simple">Ladoix premier cru En Nag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la-corvee.html" xlink:type="simple">Ladoix premier cru La Corvé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le-clou-d-orge.html" xlink:type="simple">Ladoix premier cru Le Clou d'Or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les-buis.html" xlink:type="simple">Ladoix premier cru Les Bu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les-joyeuses.html" xlink:type="simple">Ladoix premier cru Les Joyeu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.html" xlink:type="simple">Mâc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bray.html" xlink:type="simple">Mâcon Br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bussieres.html" xlink:type="simple">Mâcon Buss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chardonnay.html" xlink:type="simple">Mâcon Chardonn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cruzille.html" xlink:type="simple">Mâcon Cruzi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fuisse.html" xlink:type="simple">Mâcon Fuiss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la-roche-vineuse.html" xlink:type="simple">Mâcon La Roche-Vineu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lugny.html" xlink:type="simple">Mâcon Lu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milly-lamartine.html" xlink:type="simple">Mâcon Milly-Lamart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peronne.html" xlink:type="simple">Mâcon Péron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prisse.html" xlink:type="simple">Mâcon Priss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serrieres.html" xlink:type="simple">Mâcon S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uchizy.html" xlink:type="simple">Mâcon Uchiz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verze.html" xlink:type="simple">Mâcon Verz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.html" xlink:type="simple">Maran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.html" xlink:type="simple">Maranges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-clos-de-la-fussiere.html" xlink:type="simple">Maranges premier cru Clos de la Fuss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-le-clos-des-loyeres.html" xlink:type="simple">Maranges premier cru Le Clos des Loy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-le-croix-moines.html" xlink:type="simple">Maranges premier cru Le Croix Moi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sannay.html" xlink:type="simple">Marsann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zoyeres-chambertin.html" xlink:type="simple">Mazoyères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.html" xlink:type="simple">Mercure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clos-des-barraults.html" xlink:type="simple">Mercurey premier cru Clos des Barraul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clos-des-myglands.html" xlink:type="simple">Mercurey premier cru Clos des Mygland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clos-tonnerre.html" xlink:type="simple">Mercurey premier cru Clos Tonne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grand-clos-fortoul.html" xlink:type="simple">Mercurey premier cru Grand Clos Fortou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a-bondue.html" xlink:type="simple">Mercurey premier cru La Bondu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a-chassiere.html" xlink:type="simple">Mercurey premier cru La Chass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a-mission.html" xlink:type="simple">Mercurey premier cru La Missi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-clos-l-eveque.html" xlink:type="simple">Mercurey premier cru Le Clos l'Evêqu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champs-martin.html" xlink:type="simple">Mercurey premier cru Les Champs Ma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crets.html" xlink:type="simple">Mercurey premier cru Les Crê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fourneaux.html" xlink:type="simple">Mercurey premier cru Les Fourn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naugues.html" xlink:type="simple">Mercurey premier cru Les Naug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ruelles.html" xlink:type="simple">Mercurey premier cru Les Ru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vasees.html" xlink:type="simple">Mercurey premier cru Les Vas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sazenay.html" xlink:type="simple">Mercurey premier cru Sazen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cote-de-beaune-meursault.html" xlink:type="simple">Meursault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charmes.html" xlink:type="simple">Meursault premier cru Char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genevrieres.html" xlink:type="simple">Meursault premier cru Genev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a-piece-sous-le-bois.html" xlink:type="simple">Meursault premier cru La Pièce sous le B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boucheres.html" xlink:type="simple">Meursault premier cru Les Bouch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cras.html" xlink:type="simple">Meursault premier cru Les Cr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plures.html" xlink:type="simple">Meursault premier cru Les Plu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santenots-blancs.html" xlink:type="simple">Meursault premier cru Les Santenots Blanc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perrieres.html" xlink:type="simple">Meursault premier cru P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sous-blagny.html" xlink:type="simple">Meursault premier cru Sous Bla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.html" xlink:type="simple">Monta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champ-toizeau.html" xlink:type="simple">Montagny premier cru Champ Toiz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cornevent.html" xlink:type="simple">Montagny premier cru Corneve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-epaule.html" xlink:type="simple">Montagny premier cru L'Epau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a-grande-piece.html" xlink:type="simple">Montagny premier cru La Grande Pièc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-clos-chaudron.html" xlink:type="simple">Montagny premier cru Le Clos Chaudr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-clouzot.html" xlink:type="simple">Montagny premier cru Le Clouz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bassets.html" xlink:type="simple">Montagny premier cru Les Bass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bonneveaux.html" xlink:type="simple">Montagny premier cru Les Bonnev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bouchots.html" xlink:type="simple">Montagny premier cru Les Bouch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chaniots.html" xlink:type="simple">Montagny premier cru Les Chani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coeres.html" xlink:type="simple">Montagny premier cru Les Co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coudrettes.html" xlink:type="simple">Montagny premier cru Les Coudr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garcheres.html" xlink:type="simple">Montagny premier cru Les Garch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jardins.html" xlink:type="simple">Montagny premier cru Les Jard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macles.html" xlink:type="simple">Montagny premier cru Les Mac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paquiers.html" xlink:type="simple">Montagny premier cru Les Paqu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pidances.html" xlink:type="simple">Montagny premier cru Les Pidanc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resses.html" xlink:type="simple">Montagny premier cru Les R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vignes-derriere.html" xlink:type="simple">Montagny premier cru Les Vignes Derr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vignes-longues.html" xlink:type="simple">Montagny premier cru Les Vignes long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montcuchot.html" xlink:type="simple">Montagny premier cru Montcuch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saint-ytages.html" xlink:type="simple">Montagny premier cru Saint-Yta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sous-les-feilles.html" xlink:type="simple">Montagny premier cru Sous les Fei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vignes-couland.html" xlink:type="simple">Montagny premier cru Vignes Coulan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vignes-sur-le-cloux.html" xlink:type="simple">Montagny premier cru Vignes sur le Cl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.html" xlink:type="simple">Monthélie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a-taupine.html" xlink:type="simple">Monthélie premier cru La Taup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-chateau-gaillard.html" xlink:type="simple">Monthélie premier cru Le Château Gaillar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-clou-des-chenes.html" xlink:type="simple">Monthélie premier cru Le Clou des Chê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-village.html" xlink:type="simple">Monthélie premier cru Le Villa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s-champs-fulliots.html" xlink:type="simple">Monthélie premier cru Les Champs Fulli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s-duresses.html" xlink:type="simple">Monthélie premier cru Les Dur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s-vignes-rondes.html" xlink:type="simple">Monthélie premier cru Les Vignes Ron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rachet.html" xlink:type="simple">Montra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.html" xlink:type="simple">Morey-Saint-Denis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aux-cheseaux.html" xlink:type="simple">Morey-Saint-Denis premier cru Aux Ches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clos-des-ormes.html" xlink:type="simple">Morey-Saint-Denis premier cru Clos des Or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cote-rotie.html" xlink:type="simple">Morey-Saint-Denis premier cru Côte Roti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a-riotte.html" xlink:type="simple">Morey-Saint-Denis premier cru La Ri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blanchards.html" xlink:type="simple">Morey-Saint-Denis premier cru Les Blanchard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charrieres.html" xlink:type="simple">Morey-Saint-Denis premier cru Les Cha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faconnieres.html" xlink:type="simple">Morey-Saint-Denis premier cru Les Faconn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gruenchers.html" xlink:type="simple">Morey-Saint-Denis premier cru Les Gruench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ruchots.html" xlink:type="simple">Morey-Saint-Denis premier cru Les Ruch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monts-luisants.html" xlink:type="simple">Morey-Saint-Denis premier cru Monts Luisan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.html" xlink:type="simple">Nuits-Saint-Geor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argillas.html" xlink:type="simple">Nuits-Saint-Georges premier cru Aux Argill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bousselots.html" xlink:type="simple">Nuits-Saint-Georges premier cru Aux Boussel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champs-perdrix.html" xlink:type="simple">Nuits-Saint-Georges premier cru Aux Champs Perdri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murgers.html" xlink:type="simple">Nuits-Saint-Georges premier cru Aux Murg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thorey.html" xlink:type="simple">Nuits-Saint-Georges premier cru Aux Thor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haines-carteaux.html" xlink:type="simple">Nuits-Saint-Georges premier cru Chaines Cart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arlot.html" xlink:type="simple">Nuits-Saint-Georges premier cru Clos Ar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des-argillieres.html" xlink:type="simple">Nuits-Saint-Georges premier cru Clos des Argill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des-corvees-pagets.html" xlink:type="simple">Nuits-Saint-Georges premier cru Clos des Corvées Pag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des-grandes-vignes.html" xlink:type="simple">Nuits-Saint-Georges premier cru Clos des Grandes Vig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saint-marc.html" xlink:type="simple">Nuits-Saint-Georges premier cru Clos Saint-Mar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a-richemone.html" xlink:type="simple">Nuits-Saint-Georges premier cru La Richemo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cailles.html" xlink:type="simple">Nuits-Saint-Georges premier cru Les Cai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crots.html" xlink:type="simple">Nuits-Saint-Georges premier cru Les Cr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didiers.html" xlink:type="simple">Nuits-Saint-Georges premier cru Les Did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perrieres.html" xlink:type="simple">Nuits-Saint-Georges premier cru Les P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poulettes.html" xlink:type="simple">Nuits-Saint-Georges premier cru Les Poul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pruliers.html" xlink:type="simple">Nuits-Saint-Georges premier cru Les Prul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terres-blanches.html" xlink:type="simple">Nuits-Saint-Georges premier cru Les Terres Blanch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vaucrains.html" xlink:type="simple">Nuits-Saint-Georges premier cru Les Vaucra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rue-de-chaux.html" xlink:type="simple">Nuits-Saint-Georges premier cru Rue de Ch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.html" xlink:type="simple">Pernand-Vergelesses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creux-de-la-net.html" xlink:type="simple">Pernand-Vergelesses premier cru Creux de la N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ile-des-vergelesses.html" xlink:type="simple">Pernand-Vergelesses premier cru Ile des Vergel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sous-fretille.html" xlink:type="simple">Pernand-Vergelesses premier cru Sous Fréti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village-de-pernand.html" xlink:type="simple">Pernand-Vergelesses premier cru Village de Pernan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.html" xlink:type="simple">Pommar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clos-blanc.html" xlink:type="simple">Pommard premier cru Clos Blan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clos-de-verger.html" xlink:type="simple">Pommard premier cru Clos de Verge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derriere-saint-jean.html" xlink:type="simple">Pommard premier cru Derrière Saint-Je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a-chaniere.html" xlink:type="simple">Pommard premier cru La Chan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a-refene.html" xlink:type="simple">Pommard premier cru La Refè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-village.html" xlink:type="simple">Pommard premier cru Le Villa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bertins.html" xlink:type="simple">Pommard premier cru Les Bert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chanlins-bas.html" xlink:type="simple">Pommard premier cru Les Chanlins-B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charmots.html" xlink:type="simple">Pommard premier cru Les Charm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croix-noires.html" xlink:type="simple">Pommard premier cru Les Croix Noi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grands-epenots.html" xlink:type="simple">Pommard premier cru Les Grands Epen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petits-epenots.html" xlink:type="simple">Pommard premier cru Les Petits Epen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poutures.html" xlink:type="simple">Pommard premier cru Les Poutu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rugiens-hauts.html" xlink:type="simple">Pommard premier cru Les Rugiens Hau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fuisse.html" xlink:type="simple">Pouilly-Fuiss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loche.html" xlink:type="simple">Pouilly-Loch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vinzelles.html" xlink:type="simple">Pouilly-Vinz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.html" xlink:type="simple">Puligny-Montra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.html" xlink:type="simple">Puligny-Montrachet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champ-gain.html" xlink:type="simple">Puligny-Montrachet premier cru Champ Ga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clos-de-la-garenne.html" xlink:type="simple">Puligny-Montrachet premier cru Clos de la Garen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hameau-de-blagny.html" xlink:type="simple">Puligny-Montrachet premier cru Hameau de Bla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a-truffiere.html" xlink:type="simple">Puligny-Montrachet premier cru La Truff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s-chalumaux.html" xlink:type="simple">Puligny-Montrachet premier cru Les Chalum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s-demoiselles.html" xlink:type="simple">Puligny-Montrachet premier cru Les Demois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s-perrieres.html" xlink:type="simple">Puligny-Montrachet premier cru Les P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s-referts.html" xlink:type="simple">Puligny-Montrachet premier cru Les Refer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ichebourg.html" xlink:type="simple">Richebourg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omanee-saint-vivant.html" xlink:type="simple">Romanée-Saint-Viva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.html" xlink:type="simple">Ru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agneux.html" xlink:type="simple">Rully premier cru Agne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chapitre.html" xlink:type="simple">Rully premier cru Chapit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clos-st-jacques.html" xlink:type="simple">Rully premier cru Clos St Jac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gresigny.html" xlink:type="simple">Rully premier cru Grési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la-fosse.html" xlink:type="simple">Rully premier cru La Fos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la-renarde.html" xlink:type="simple">Rully premier cru La Renar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le-meix-caillet.html" xlink:type="simple">Rully premier cru Le Meix Caill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margotes.html" xlink:type="simple">Rully premier cru Margoté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molesme.html" xlink:type="simple">Rully premier cru Moles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pillot.html" xlink:type="simple">Rully premier cru Pil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rabource.html" xlink:type="simple">Rully premier cru Rabourc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vauvry.html" xlink:type="simple">Rully premier cru Vauv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cote-de-beaune-saint-aubin.html" xlink:type="simple">Saint-Aubin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bas-de-vermarain-a-l-est.html" xlink:type="simple">Saint-Aubin premier cru Bas de Vermarain à l'Es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derriere-la-tour.html" xlink:type="simple">Saint-Aubin premier cru Derrière la To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en-creot.html" xlink:type="simple">Saint-Aubin premier cru En Cré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en-montceau.html" xlink:type="simple">Saint-Aubin premier cru En Montc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en-vollon-a-l-est.html" xlink:type="simple">Saint-Aubin premier cru En Vollon à l'Es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a-chateniere.html" xlink:type="simple">Saint-Aubin premier cru La Chaten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-charmois.html" xlink:type="simple">Saint-Aubin premier cru Le Charm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castets.html" xlink:type="simple">Saint-Aubin premier cru Les Cast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combes.html" xlink:type="simple">Saint-Aubin premier cru Les Comb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cortons.html" xlink:type="simple">Saint-Aubin premier cru Les Cort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murgers-des-dents-de-chien.html" xlink:type="simple">Saint-Aubin premier cru Les Murgers des dents de chie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travers-de-marinot.html" xlink:type="simple">Saint-Aubin premier cru Les Travers de Marin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pitangeret.html" xlink:type="simple">Saint-Aubin premier cru Pitange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sur-gamay.html" xlink:type="simple">Saint-Aubin premier cru Sur Gam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vignes-moingeon.html" xlink:type="simple">Saint-Aubin premier cru Vignes Moinge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bris.html" xlink:type="simple">Saint-Br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romain-cote-de-beaune-saint-romain.html" xlink:type="simple">Saint-Romain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veran-complete-par-une-denomination-de-climat.html" xlink:type="simple">Saint-Véran complété par une dénomination de clima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cote-de-beaune-santenay.html" xlink:type="simple">Santenay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beauregard.html" xlink:type="simple">Santenay premier cru Beauregar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clos-de-tavannes.html" xlink:type="simple">Santenay premier cru Clos de Tavan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clos-faubard.html" xlink:type="simple">Santenay premier cru Clos Faubar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grand-clos-rousseau.html" xlink:type="simple">Santenay premier cru Grand Clos Rouss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la-maladiere.html" xlink:type="simple">Santenay premier cru La Malad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les-gravieres-clos-de-tavannes.html" xlink:type="simple">Santenay premier cru Les Gravières-Clos de Tavan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.html" xlink:type="simple">Savigny-lès-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.html" xlink:type="simple">Savigny-lès-Beaune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aux-fourneaux.html" xlink:type="simple">Savigny-lès-Beaune premier cru Aux Fourn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aux-guettes.html" xlink:type="simple">Savigny-lès-Beaune premier cru Aux Gu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basses-vergelesses.html" xlink:type="simple">Savigny-lès-Beaune premier cru Basses Vergel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champ-chevrey.html" xlink:type="simple">Savigny-lès-Beaune premier cru Champ Chevr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charnieres.html" xlink:type="simple">Savigny-lès-Beaune premier cru Les Charn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hauts-marconnets.html" xlink:type="simple">Savigny-lès-Beaune premier cru Les Hauts Marconn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lavieres.html" xlink:type="simple">Savigny-lès-Beaune premier cru Les Lav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narbantons.html" xlink:type="simple">Savigny-lès-Beaune premier cru Les Narbant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rouvrettes.html" xlink:type="simple">Savigny-lès-Beaune premier cru Les Rouvr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vergelesses.html" xlink:type="simple">Savigny-lès-Beaune premier cru Les Vergel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redrescul.html" xlink:type="simple">Savigny-lès-Beaune premier cru Redrescu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ire-clesse-complete-par-une-denomination-de-climat.html" xlink:type="simple">Viré-Clessé complété par une dénomination de clima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.html" xlink:type="simple">Volna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hampans.html" xlink:type="simple">Volnay premier cru Champa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-la-barre.html" xlink:type="simple">Volnay premier cru Clos de la Ba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-la-cave-des-ducs.html" xlink:type="simple">Volnay premier cru Clos de la Cave des Duc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-la-rougeotte.html" xlink:type="simple">Volnay premier cru Clos de la Rouge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s-chenes.html" xlink:type="simple">Volnay premier cru Clos des Chê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u-chateau-des-ducs.html" xlink:type="simple">Volnay premier cru Clos du Château des Duc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en-chevret.html" xlink:type="simple">Volnay premier cru En Chev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fremiets-clos-de-la-rougeotte.html" xlink:type="simple">Volnay premier cru Fremiets - Clos de la Rouge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assolle.html" xlink:type="simple">Volnay premier cru Lasso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e-village.html" xlink:type="simple">Volnay premier cru Le Villa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es-brouillards.html" xlink:type="simple">Volnay premier cru Les Brouillard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es-lurets.html" xlink:type="simple">Volnay premier cru Les Lur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pitures-dessus.html" xlink:type="simple">Volnay premier cru Pitures Dessu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santenots.html" xlink:type="simple">Volnay premier cru Santen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.html" xlink:type="simple">Vosne-Romané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au-dessus-des-malconsorts.html" xlink:type="simple">Vosne-Romanée premier cru Au-dessus des Malconsor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aux-malconsorts.html" xlink:type="simple">Vosne-Romanée premier cru Aux Malconsor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clos-des-reas.html" xlink:type="simple">Vosne-Romanée premier cru Clos des Ré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en-orveaux.html" xlink:type="simple">Vosne-Romanée premier cru En Orv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les-beaux-monts.html" xlink:type="simple">Vosne-Romanée premier cru Les Beaux Mon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les-gaudichots.html" xlink:type="simple">Vosne-Romanée premier cru Les Gaudich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les-rouges.html" xlink:type="simple">Vosne-Romanée premier cru Les Rou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ugeot.html" xlink:type="simple">Vouge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ugeot-premier-cru-clos-de-la-perriere.html" xlink:type="simple">Vougeot premier cru Clos de la Perr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ugeot-premier-cru-les-cras.html" xlink:type="simple">Vougeot premier cru Les Crâ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clos-du-chapitre.html" xlink:type="simple">Aloxe-Corton premier cru Clos du Chapit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a-marechaude.html" xlink:type="simple">Aloxe-Corton premier cru La Maréchau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chaillots-blanc.html" xlink:type="simple">Aloxe-Corton premier cru Les Chaillots blan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guerets.html" xlink:type="simple">Aloxe-Corton premier cru Les Guér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moutottes.html" xlink:type="simple">Aloxe-Corton premier cru Les Mout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petites-folieres.html" xlink:type="simple">Aloxe-Corton premier cru Les Petites Fol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loxe-corton-premier-cru-les-vercots.html" xlink:type="simple">Aloxe-Corton premier cru Les Verc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cote-de-beaune-auxey-duresses.html" xlink:type="simple">Auxey-Duresses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bas-des-duresses.html" xlink:type="simple">Auxey-Duresses premier cru Bas des Dur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clos-du-val.html" xlink:type="simple">Auxey-Duresses premier cru Clos du Va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les-breterins.html" xlink:type="simple">Auxey-Duresses premier cru Les Bréter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les-ecussaux.html" xlink:type="simple">Auxey-Duresses premier cru Les Ecuss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xey-duresses-premier-cru-reugne.html" xlink:type="simple">Auxey-Duresses premier cru Reu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.html" xlink:type="simple">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a-l-ecu.html" xlink:type="simple">Beaune premier cru A l'Ec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aux-cras.html" xlink:type="simple">Beaune premier cru Aux Cr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blanches-fleurs.html" xlink:type="simple">Beaune premier cru Blanches Fleu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los-de-l-ecu.html" xlink:type="simple">Beaune premier cru Clos de l'Ec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los-de-la-mousse.html" xlink:type="simple">Beaune premier cru Clos de la Mous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los-des-ursules.html" xlink:type="simple">Beaune premier cru Clos des Ursu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clos-saint-landry.html" xlink:type="simple">Beaune premier cru Clos Saint-Land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en-l-orme.html" xlink:type="simple">Beaune premier cru En l'Or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-bas-des-teurons.html" xlink:type="simple">Beaune premier cru Le Bas des Teur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aigrots.html" xlink:type="simple">Beaune premier cru Les Aigr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boucherottes.html" xlink:type="simple">Beaune premier cru Les Boucher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cents-vignes.html" xlink:type="simple">Beaune premier cru Les Cents Vig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epenotes.html" xlink:type="simple">Beaune premier cru Les Epeno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greves.html" xlink:type="simple">Beaune premier cru Les Grèv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montrevenots.html" xlink:type="simple">Beaune premier cru Les Montreven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reverses.html" xlink:type="simple">Beaune premier cru Les Reversé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seurey.html" xlink:type="simple">Beaune premier cru Les Seur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teurons.html" xlink:type="simple">Beaune premier cru Les Teur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les-tuvilains.html" xlink:type="simple">Beaune premier cru Les Tuvila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montee-rouge.html" xlink:type="simple">Beaune premier cru Montée Rou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eaune-premier-cru-sur-les-greves.html" xlink:type="simple">Beaune premier cru Sur les Grèv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ienvenues-batard-montrachet.html" xlink:type="simple">Bienvenues-Bâtard-Montra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-hameau-de-blagny.html" xlink:type="simple">Blagny premier cru Hameau de Bla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-la-jeunellotte.html" xlink:type="simple">Blagny premier cru La Jeunell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-sous-blagny.html" xlink:type="simple">Blagny premier cru Sous Bla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lagny-premier-cru-sous-le-puits.html" xlink:type="simple">Blagny premier cru Sous le Pui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nnes-mares.html" xlink:type="simple">Bonnes-Ma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aligote.html" xlink:type="simple">Bourgogne aligot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cote-chalonnaise.html" xlink:type="simple">Bourgogne Côte Chalonnai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cotes-d-auxerre.html" xlink:type="simple">Bourgogne Côtes d'Auxe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coulanges-la-vineuse.html" xlink:type="simple">Bourgogne Coulanges-la-Vineu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hautes-cotes-de-beaune.html" xlink:type="simple">Bourgogne Hautes Côtes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la-chapelle-notre-dame.html" xlink:type="simple">Bourgogne La Chapelle Notre-Da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montrecul-bourgogne-montre-cul-bourgogne-en-montre-cul.html" xlink:type="simple">Bourgogne Montrecu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passe-tout-grains.html" xlink:type="simple">Bourgogne Passe-tout-gra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ogne-vezelay.html" xlink:type="simple">Bourgogne Vézel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.html" xlink:type="simple">Chabl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-blanchot.html" xlink:type="simple">Chablis Grand Cru Blanch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-grenouilles.html" xlink:type="simple">Chablis Grand Cru Grenoui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-preuses.html" xlink:type="simple">Chablis Grand Cru Preu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grand-cru-vaudesir.html" xlink:type="simple">Chablis Grand Cru Vaudési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beauroy.html" xlink:type="simple">Chablis premier cru Beauro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beugnons.html" xlink:type="simple">Chablis premier cru Beugn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hapelot.html" xlink:type="simple">Chablis premier cru Chape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haume-de-talvat.html" xlink:type="simple">Chablis premier cru Chaume de Talva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-cuisy.html" xlink:type="simple">Chablis premier cru Côte de Cuis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-jouan.html" xlink:type="simple">Chablis premier cru Côte de Jou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-savant.html" xlink:type="simple">Chablis premier cru Côte de Sava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cote-des-pres-girots.html" xlink:type="simple">Chablis premier cru Côte des Prés-Gir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fourchaume.html" xlink:type="simple">Chablis premier cru Fourchau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les-beauregards.html" xlink:type="simple">Chablis premier cru Les Beauregard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les-fourneaux.html" xlink:type="simple">Chablis premier cru Les Fourn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melinots.html" xlink:type="simple">Chablis premier cru Mélin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montee-de-tonnerre.html" xlink:type="simple">Chablis premier cru Montée de Tonne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morein.html" xlink:type="simple">Chablis premier cru More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roncieres.html" xlink:type="simple">Chablis premier cru Ronc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troesmes.html" xlink:type="simple">Chablis premier cru Troes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u-de-vey.html" xlink:type="simple">Chablis premier cru Vau de V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ucoupin.html" xlink:type="simple">Chablis premier cru Vaucoup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ulorent.html" xlink:type="simple">Chablis premier cru Vaulore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blis-premier-cru-vaux-ragons.html" xlink:type="simple">Chablis premier cru Vaux Rag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ertin.html" xlink:type="simple">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.html" xlink:type="simple">Chambolle-Musi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aux-beaux-bruns.html" xlink:type="simple">Chambolle-Musigny premier cru Aux Beaux Bru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aux-echanges.html" xlink:type="simple">Chambolle-Musigny premier cru Aux Echan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a-combe-d-orveau.html" xlink:type="simple">Chambolle-Musigny premier cru La Combe d'Orv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baudes.html" xlink:type="simple">Chambolle-Musigny premier cru Les Bau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carrieres.html" xlink:type="simple">Chambolle-Musigny premier cru Les Ca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charmes.html" xlink:type="simple">Chambolle-Musigny premier cru Les Char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combottes.html" xlink:type="simple">Chambolle-Musigny premier cru Les Comb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feusselottes-chambolle-musigny-premier-cru-les-feusselotes.html" xlink:type="simple">Chambolle-Musigny premier cru Les Feussel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groseilles.html" xlink:type="simple">Chambolle-Musigny premier cru Les Grosei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hauts-doix.html" xlink:type="simple">Chambolle-Musigny premier cru Les Hauts Doi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noirots.html" xlink:type="simple">Chambolle-Musigny premier cru Les Noir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bolle-musigny-premier-cru-les-sentiers.html" xlink:type="simple">Chambolle-Musigny premier cru Les Sent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pelle-chambertin.html" xlink:type="simple">Chapelle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rmes-chambertin.html" xlink:type="simple">Charmes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.html" xlink:type="simple">Chassagne-Montrachet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blanchot-dessus.html" xlink:type="simple">Chassagne-Montrachet premier cru Blanchot dessu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cailleret.html" xlink:type="simple">Chassagne-Montrachet premier cru Caille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chassagne.html" xlink:type="simple">Chassagne-Montrachet premier cru Chassa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chassagne-du-clos-saint-jean.html" xlink:type="simple">Chassagne-Montrachet premier cru Chassagne du Clos Sai...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clos-saint-jean.html" xlink:type="simple">Chassagne-Montrachet premier cru Clos Saint-Je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en-cailleret.html" xlink:type="simple">Chassagne-Montrachet premier cru En Caille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en-virondot.html" xlink:type="simple">Chassagne-Montrachet premier cru En Virond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ez-crottes.html" xlink:type="simple">Chassagne-Montrachet premier cru Ez Cr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guerchere.html" xlink:type="simple">Chassagne-Montrachet premier cru Guerch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cardeuse.html" xlink:type="simple">Chassagne-Montrachet premier cru La Cardeu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grande-borne.html" xlink:type="simple">Chassagne-Montrachet premier cru La Grande Bor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maltroie.html" xlink:type="simple">Chassagne-Montrachet premier cru La Maltroi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a-roquemaure.html" xlink:type="simple">Chassagne-Montrachet premier cru La Roquemau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boirettes.html" xlink:type="simple">Chassagne-Montrachet premier cru Les Boir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brussonnes.html" xlink:type="simple">Chassagne-Montrachet premier cru Les Brusson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chaumees.html" xlink:type="simple">Chassagne-Montrachet premier cru Les Chaum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chenevottes.html" xlink:type="simple">Chassagne-Montrachet premier cru Les Chenev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commes.html" xlink:type="simple">Chassagne-Montrachet premier cru Les Com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fairendes.html" xlink:type="simple">Chassagne-Montrachet premier cru Les Fairen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grands-clos.html" xlink:type="simple">Chassagne-Montrachet premier cru Les Grands Clo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murees.html" xlink:type="simple">Chassagne-Montrachet premier cru Les Mur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petites-fairendes.html" xlink:type="simple">Chassagne-Montrachet premier cru Les Petites Fairen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places.html" xlink:type="simple">Chassagne-Montrachet premier cru Les Plac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les-vergers.html" xlink:type="simple">Chassagne-Montrachet premier cru Les Verg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petingeret.html" xlink:type="simple">Chassagne-Montrachet premier cru Petinge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tonton-marcel.html" xlink:type="simple">Chassagne-Montrachet premier cru Tonton Marce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ssagne-montrachet-premier-cru-vigne-blanche.html" xlink:type="simple">Chassagne-Montrachet premier cru Vigne Blanch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evalier-montrachet.html" xlink:type="simple">Chevalier-Montrac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orey-les-beaune-cote-de-beaune-chorey-les-beaune.html" xlink:type="simple">Chorey-lès-Beaune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os-de-tart.html" xlink:type="simple">Clos de Tar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os-des-lambrays.html" xlink:type="simple">Clos des Lambray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rton.html" xlink:type="simple">Cort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-de-beaune.html" xlink:type="simple">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-de-nuits-villages-vins-fins-de-la-cote-de-nuits.html" xlink:type="simple">Côte de Nuits-Villa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remant-de-bourgogne.html" xlink:type="simple">Crémant de Bourgo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echezeaux.html" xlink:type="simple">Echez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xin-premier-cru.html" xlink:type="simple">Fixin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xin-premier-cru-clos-de-la-perriere.html" xlink:type="simple">Fixin premier cru Clos de la Perr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xin-premier-cru-clos-napoleon.html" xlink:type="simple">Fixin premier cru Clos Napolé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.html" xlink:type="simple">Gevrey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au-closeau.html" xlink:type="simple">Gevrey-Chambertin premier cru Au Clos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bel-air.html" xlink:type="simple">Gevrey-Chambertin premier cru Bel Ai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hamponnet.html" xlink:type="simple">Gevrey-Chambertin premier cru Champonn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los-des-varoilles.html" xlink:type="simple">Gevrey-Chambertin premier cru Clos des Varoi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los-prieur.html" xlink:type="simple">Gevrey-Chambertin premier cru Clos Prie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combe-au-moine.html" xlink:type="simple">Gevrey-Chambertin premier cru Combe au Mo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en-ergot.html" xlink:type="simple">Gevrey-Chambertin premier cru En Erg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fonteny.html" xlink:type="simple">Gevrey-Chambertin premier cru Fonte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la-bossiere.html" xlink:type="simple">Gevrey-Chambertin premier cru La Boss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la-romanee.html" xlink:type="simple">Gevrey-Chambertin premier cru La Romané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les-cazetiers.html" xlink:type="simple">Gevrey-Chambertin premier cru Les Cazet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les-goulots.html" xlink:type="simple">Gevrey-Chambertin premier cru Les Goul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evrey-chambertin-premier-cru-petits-cazetiers.html" xlink:type="simple">Gevrey-Chambertin premier cru Petits Cazet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.html" xlink:type="simple">Giv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a-vigne-rouge.html" xlink:type="simple">Givry premier cru A Vigne Rou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charle.html" xlink:type="simple">Givry premier cru Clos Charl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du-cellier-aux-moines.html" xlink:type="simple">Givry premier cru Clos du Cellier aux Moi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du-vernoy.html" xlink:type="simple">Givry premier cru Clos du Verno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marceaux.html" xlink:type="simple">Givry premier cru Clos Marc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salomon.html" xlink:type="simple">Givry premier cru Clos Salom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los-saint-pierre.html" xlink:type="simple">Givry premier cru Clos-Saint-Pie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cremillons.html" xlink:type="simple">Givry premier cru Crémill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en-veau.html" xlink:type="simple">Givry premier cru En V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a-grande-berge.html" xlink:type="simple">Givry premier cru La Grande Ber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a-petite-berge.html" xlink:type="simple">Givry premier cru La Petite Ber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champ-lalot.html" xlink:type="simple">Givry premier cru Le Champ La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paradis.html" xlink:type="simple">Givry premier cru Le Parad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pied-de-chaume.html" xlink:type="simple">Givry premier cru Le Pied de Chau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-vernoy.html" xlink:type="simple">Givry premier cru Le Verno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s-bois-chevaux.html" xlink:type="simple">Givry premier cru Les Bois Chev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s-combes.html" xlink:type="simple">Givry premier cru Les Comb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les-grandes-vignes.html" xlink:type="simple">Givry premier cru Les Grandes Vig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ivry-premier-cru-petit-marole.html" xlink:type="simple">Givry premier cru Petit Maro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rands-echezeaux.html" xlink:type="simple">Grands-Echez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irancy.html" xlink:type="simple">Iranc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-romanee.html" xlink:type="simple">La Romané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.html" xlink:type="simple">Ladoi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.html" xlink:type="simple">Ladoix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bois-roussot.html" xlink:type="simple">Ladoix premier cru Bois Rouss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hautes-mourottes.html" xlink:type="simple">Ladoix premier cru Hautes Mour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la-micaude.html" xlink:type="simple">Ladoix premier cru La Micau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le-rognet-et-corton.html" xlink:type="simple">Ladoix premier cru Le Rognet et Cort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doix-premier-cru-les-grechons-et-foutrieres.html" xlink:type="simple">Ladoix premier cru Les Grêchons et Fout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tricieres-chambertin.html" xlink:type="simple">Latricières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aze.html" xlink:type="simple">Mâcon Az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burgy.html" xlink:type="simple">Mâcon Burg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chaintre.html" xlink:type="simple">Mâcon Chaintr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charnay-les-macon.html" xlink:type="simple">Mâcon Charnay-lès-Mâc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davaye.html" xlink:type="simple">Mâcon Davay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ige.html" xlink:type="simple">Mâcon Ig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loche.html" xlink:type="simple">Mâcon Loch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mancey.html" xlink:type="simple">Mâcon Manc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montbellet.html" xlink:type="simple">Mâcon Montbell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pierreclos.html" xlink:type="simple">Mâcon Pierreclo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saint-gengoux-le-national.html" xlink:type="simple">Mâcon Saint-Gengoux-le-Nationa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solutre-pouilly.html" xlink:type="simple">Mâcon Solutré-Pou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vergisson.html" xlink:type="simple">Mâcon Vergiss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on-vinzelles.html" xlink:type="simple">Mâcon Vinz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cote-de-beaune-maranges.html" xlink:type="simple">Maranges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-clos-de-la-boutiere.html" xlink:type="simple">Maranges premier cru Clos de la Bout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-la-fussiere.html" xlink:type="simple">Maranges premier cru La Fuss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-le-clos-des-rois.html" xlink:type="simple">Maranges premier cru Le Clos des R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ranges-premier-cru-les-clos-roussots.html" xlink:type="simple">Maranges premier cru Les Clos Rouss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zis-chambertin.html" xlink:type="simple">Mazis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.html" xlink:type="simple">Mercur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clos-de-paradis.html" xlink:type="simple">Mercurey premier cru Clos de Parad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clos-des-grands-voyens.html" xlink:type="simple">Mercurey premier cru Clos des grands Voye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clos-marcilly.html" xlink:type="simple">Mercurey premier cru Clos Marc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clos-voyens.html" xlink:type="simple">Mercurey premier cru Clos Voye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grifferes.html" xlink:type="simple">Mercurey premier cru Griff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a-cailloute.html" xlink:type="simple">Mercurey premier cru La Caillou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a-levriere.html" xlink:type="simple">Mercurey premier cru La Levr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-clos-du-roy.html" xlink:type="simple">Mercurey premier cru Le Clos du Ro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byots.html" xlink:type="simple">Mercurey premier cru Les By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combins.html" xlink:type="simple">Mercurey premier cru Les Comb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croichots.html" xlink:type="simple">Mercurey premier cru Les Croich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montaigus.html" xlink:type="simple">Mercurey premier cru Les Montaigu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puillets.html" xlink:type="simple">Mercurey premier cru Les Puill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saumonts.html" xlink:type="simple">Mercurey premier cru Les Saumon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rcurey-premier-cru-les-velley.html" xlink:type="simple">Mercurey premier cru Les Vell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.html" xlink:type="simple">Meursaul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.html" xlink:type="simple">Meursault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clos-des-perrieres.html" xlink:type="simple">Meursault premier cru Clos des P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a-jeunellotte.html" xlink:type="simple">Meursault premier cru La Jeunell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-porusot.html" xlink:type="simple">Meursault premier cru Le Porus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caillerets.html" xlink:type="simple">Meursault premier cru Les Cailler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gouttes-d-or.html" xlink:type="simple">Meursault premier cru Les Gouttes d'O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ravelles.html" xlink:type="simple">Meursault premier cru Les Rav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les-santenots-du-milieu.html" xlink:type="simple">Meursault premier cru Les Santenots du Milie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porusot.html" xlink:type="simple">Meursault premier cru Porus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ursault-premier-cru-sous-le-dos-d-ane.html" xlink:type="simple">Meursault premier cru Sous le Dos d'A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.html" xlink:type="simple">Montagn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chazelle.html" xlink:type="simple">Montagny premier cru Chaz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creux-de-beaux-champs.html" xlink:type="simple">Montagny premier cru Creux de Beaux Champ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a-condemine-du-vieux-chateau.html" xlink:type="simple">Montagny premier cru La Condemine du Vieux Chât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a-moulliere.html" xlink:type="simple">Montagny premier cru La Moull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-cloux.html" xlink:type="simple">Montagny premier cru Le Cl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-vieux-chateau.html" xlink:type="simple">Montagny premier cru Le Vieux Chât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beaux-champs.html" xlink:type="simple">Montagny premier cru Les Beaux Champ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bordes.html" xlink:type="simple">Montagny premier cru Les Bor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burnins.html" xlink:type="simple">Montagny premier cru Les Burn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chaumelottes.html" xlink:type="simple">Montagny premier cru Les Chaumel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combes.html" xlink:type="simple">Montagny premier cru Les Comb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craboulettes.html" xlink:type="simple">Montagny premier cru Les Craboul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gouresses.html" xlink:type="simple">Montagny premier cru Les Gour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las.html" xlink:type="simple">Montagny premier cru Les L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maroques.html" xlink:type="simple">Montagny premier cru Les Maro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perrieres.html" xlink:type="simple">Montagny premier cru Les P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platieres.html" xlink:type="simple">Montagny premier cru Les Plat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treufferes.html" xlink:type="simple">Montagny premier cru Les Treuff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les-vignes-des-pres.html" xlink:type="simple">Montagny premier cru Les Vignes des Pré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mont-laurent.html" xlink:type="simple">Montagny premier cru Mont Laure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montorge.html" xlink:type="simple">Montagny premier cru Montor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sainte-morille.html" xlink:type="simple">Montagny premier cru Sainte-Mori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vigne-du-soleil.html" xlink:type="simple">Montagny premier cru Vigne du solei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agny-premier-cru-vignes-saint-pierre.html" xlink:type="simple">Montagny premier cru Vignes Saint-Pie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.html" xlink:type="simple">Monthéli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clos-des-toisieres.html" xlink:type="simple">Monthélie premier cru Clos des Tois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-cas-rougeot.html" xlink:type="simple">Monthélie premier cru Le Cas Rouge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-clos-gauthey.html" xlink:type="simple">Monthélie premier cru Le Clos Gauthe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-meix-bataille.html" xlink:type="simple">Monthélie premier cru Le Meix Batai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s-barbieres.html" xlink:type="simple">Monthélie premier cru Les Barb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s-clous.html" xlink:type="simple">Monthélie premier cru Les Clou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les-riottes.html" xlink:type="simple">Monthélie premier cru Les Ri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helie-premier-cru-sur-la-velle.html" xlink:type="simple">Monthélie premier cru Sur la V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.html" xlink:type="simple">Morey-Saint-Den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aux-charmes.html" xlink:type="simple">Morey-Saint-Denis premier cru Aux Char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clos-baulet.html" xlink:type="simple">Morey-Saint-Denis premier cru Clos Baul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clos-sorbe.html" xlink:type="simple">Morey-Saint-Denis premier cru Clos Sorbè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a-bussiere.html" xlink:type="simple">Morey-Saint-Denis premier cru La Buss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-village.html" xlink:type="simple">Morey-Saint-Denis premier cru Le Villa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chaffots.html" xlink:type="simple">Morey-Saint-Denis premier cru Les Chaff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chenevery.html" xlink:type="simple">Morey-Saint-Denis premier cru Les Cheneve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genavrieres.html" xlink:type="simple">Morey-Saint-Denis premier cru Les Genav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millandes.html" xlink:type="simple">Morey-Saint-Denis premier cru Les Millan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rey-saint-denis-premier-cru-les-sorbes.html" xlink:type="simple">Morey-Saint-Denis premier cru Les Sorbè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igny.html" xlink:type="simple">Musi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.html" xlink:type="simple">Nuits-Saint-Georges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boudots.html" xlink:type="simple">Nuits-Saint-Georges premier cru Aux Boud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chaignots.html" xlink:type="simple">Nuits-Saint-Georges premier cru Aux Chaign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cras.html" xlink:type="simple">Nuits-Saint-Georges premier cru Aux Cr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perdrix.html" xlink:type="simple">Nuits-Saint-Georges premier cru Aux Perdri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aux-vignerondes.html" xlink:type="simple">Nuits-Saint-Georges premier cru Aux Vigneron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hateau-gris.html" xlink:type="simple">Nuits-Saint-Georges premier cru Château Gr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de-la-marechale.html" xlink:type="simple">Nuits-Saint-Georges premier cru Clos de la Marécha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des-corvees.html" xlink:type="simple">Nuits-Saint-Georges premier cru Clos des Corv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des-forets-saint-georges.html" xlink:type="simple">Nuits-Saint-Georges premier cru Clos des Forêts Saint-...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clos-des-porrets-saint-georges.html" xlink:type="simple">Nuits-Saint-Georges premier cru Clos des Porrets-Saint...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en-la-perriere-noblot.html" xlink:type="simple">Nuits-Saint-Georges premier cru En la Perrière Nob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argillieres.html" xlink:type="simple">Nuits-Saint-Georges premier cru Les Argill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chaboeufs.html" xlink:type="simple">Nuits-Saint-Georges premier cru Les Chabœuf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damodes.html" xlink:type="simple">Nuits-Saint-Georges premier cru Les Damo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hauts-pruliers.html" xlink:type="simple">Nuits-Saint-Georges premier cru Les Hauts Prul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porrets-saint-georges.html" xlink:type="simple">Nuits-Saint-Georges premier cru Les Porrets-Saint-Geor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proces.html" xlink:type="simple">Nuits-Saint-Georges premier cru Les Procè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saints-georges.html" xlink:type="simple">Nuits-Saint-Georges premier cru Les Saints-Geor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les-vallerots.html" xlink:type="simple">Nuits-Saint-Georges premier cru Les Valler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nuits-saint-georges-premier-cru-ronciere.html" xlink:type="simple">Nuits-Saint-Georges premier cru Ronc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.html" xlink:type="simple">Pernand-Vergel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clos-berthet.html" xlink:type="simple">Pernand-Vergelesses premier cru Clos Berth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en-caradeux.html" xlink:type="simple">Pernand-Vergelesses premier cru En Carade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les-fichots.html" xlink:type="simple">Pernand-Vergelesses premier cru Les Fich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rnand-vergelesses-premier-cru-vergelesses.html" xlink:type="simple">Pernand-Vergelesses premier cru Vergeless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etit-chablis.html" xlink:type="simple">Petit Chabl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.html" xlink:type="simple">Pommard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clos-de-la-commaraine.html" xlink:type="simple">Pommard premier cru Clos de la Commara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clos-des-epeneaux.html" xlink:type="simple">Pommard premier cru Clos des Epen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en-largilliere.html" xlink:type="simple">Pommard premier cru En Largill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a-platiere.html" xlink:type="simple">Pommard premier cru La Plat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-clos-micot.html" xlink:type="simple">Pommard premier cru Le Clos Mic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arvelets.html" xlink:type="simple">Pommard premier cru Les Arvel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boucherottes.html" xlink:type="simple">Pommard premier cru Les Bouchero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chaponnieres.html" xlink:type="simple">Pommard premier cru Les Chaponn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combes-dessus.html" xlink:type="simple">Pommard premier cru Les Combes Dessu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fremiers.html" xlink:type="simple">Pommard premier cru Les Fremier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jarolieres.html" xlink:type="simple">Pommard premier cru Les Jarol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pezerolles.html" xlink:type="simple">Pommard premier cru Les Pézero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rugiens-bas.html" xlink:type="simple">Pommard premier cru Les Rugiens B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mmard-premier-cru-les-saussilles.html" xlink:type="simple">Pommard premier cru Les Saussi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fuisse-complete-par-une-denomination-de-climat.html" xlink:type="simple">Pouilly-Fuissé complété par une dénomination de clima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loche-complete-par-une-denomination-de-climat.html" xlink:type="simple">Pouilly-Loché complété par une dénomination de clima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vinzelles-complete-par-une-denomination-de-climat.html" xlink:type="simple">Pouilly-Vinzelles complété par une dénomination de clima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cote-de-beaune-puligny-montrachet.html" xlink:type="simple">Puligny-Montrachet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champ-canet.html" xlink:type="simple">Puligny-Montrachet premier cru Champ Can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clavaillon.html" xlink:type="simple">Puligny-Montrachet premier cru Clavaill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clos-de-la-mouchere.html" xlink:type="simple">Puligny-Montrachet premier cru Clos de la Mouch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a-garenne.html" xlink:type="simple">Puligny-Montrachet premier cru La Garen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-cailleret.html" xlink:type="simple">Puligny-Montrachet premier cru Le Caille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s-combettes.html" xlink:type="simple">Puligny-Montrachet premier cru Les Comb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s-folatieres.html" xlink:type="simple">Puligny-Montrachet premier cru Les Folat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les-pucelles.html" xlink:type="simple">Puligny-Montrachet premier cru Les Pucel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uligny-montrachet-premier-cru-sous-le-puits.html" xlink:type="simple">Puligny-Montrachet premier cru Sous le Pui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omanee-conti.html" xlink:type="simple">Romanée-Conti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chottes-chambertin.html" xlink:type="simple">Ruchottes-Chambert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.html" xlink:type="simple">Rull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champs-cloux.html" xlink:type="simple">Rully premier cru Champs Cl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clos-du-chaigne.html" xlink:type="simple">Rully premier cru Clos du Chai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cloux.html" xlink:type="simple">Rully premier cru Cl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la-bressande.html" xlink:type="simple">Rully premier cru La Bressan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la-pucelle.html" xlink:type="simple">Rully premier cru La Puc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le-meix-cadot.html" xlink:type="simple">Rully premier cru Le Meix Cad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les-pierres.html" xlink:type="simple">Rully premier cru Les Pier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marissou.html" xlink:type="simple">Rully premier cru Mariss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montpalais.html" xlink:type="simple">Rully premier cru Montpala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preaux.html" xlink:type="simple">Rully premier cru Pré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ully-premier-cru-raclot.html" xlink:type="simple">Rully premier cru Racl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.html" xlink:type="simple">Saint-Aub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.html" xlink:type="simple">Saint-Aubin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derriere-chez-edouard.html" xlink:type="simple">Saint-Aubin premier cru Derrière Chez Edouar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echaille.html" xlink:type="simple">Saint-Aubin premier cru Echai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en-la-ranche.html" xlink:type="simple">Saint-Aubin premier cru En la Ranch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en-remilly.html" xlink:type="simple">Saint-Aubin premier cru En Rem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es-champs.html" xlink:type="simple">Saint-Aubin premier cru Es Champ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-bas-de-gamay-a-l-est.html" xlink:type="simple">Saint-Aubin premier cru Le Bas de Gamay à l'Es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-puits.html" xlink:type="simple">Saint-Aubin premier cru Le Pui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champlots.html" xlink:type="simple">Saint-Aubin premier cru Les Champl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combes-au-sud.html" xlink:type="simple">Saint-Aubin premier cru Les Combes au Su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frionnes.html" xlink:type="simple">Saint-Aubin premier cru Les Frion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les-perrieres.html" xlink:type="simple">Saint-Aubin premier cru Les Per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marinot.html" xlink:type="simple">Saint-Aubin premier cru Marino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sous-roche-dumay.html" xlink:type="simple">Saint-Aubin premier cru Sous Roche Dum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sur-le-sentier-du-clou.html" xlink:type="simple">Saint-Aubin premier cru Sur le sentier du Cl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aubin-premier-cru-village.html" xlink:type="simple">Saint-Aubin premier cru Villag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romain.html" xlink:type="simple">Saint-Roma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veran.html" xlink:type="simple">Saint-Vér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.html" xlink:type="simple">Santen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.html" xlink:type="simple">Santenay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beaurepaire.html" xlink:type="simple">Santenay premier cru Beaurepa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clos-des-mouches.html" xlink:type="simple">Santenay premier cru Clos des Mouch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clos-rousseau.html" xlink:type="simple">Santenay premier cru Clos Rouss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la-comme.html" xlink:type="simple">Santenay premier cru La Com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les-gravieres.html" xlink:type="simple">Santenay premier cru Les Grav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tenay-premier-cru-passetemps.html" xlink:type="simple">Santenay premier cru Passetemp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cote-de-beaune-savigny-les-beaune.html" xlink:type="simple">Savigny-lès-Beaune Côte de Beau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aux-clous.html" xlink:type="simple">Savigny-lès-Beaune premier cru Aux Clou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aux-gravains.html" xlink:type="simple">Savigny-lès-Beaune premier cru Aux Gravai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aux-serpentieres.html" xlink:type="simple">Savigny-lès-Beaune premier cru Aux Serpent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bataillere.html" xlink:type="simple">Savigny-lès-Beaune premier cru Bataill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a-dominode.html" xlink:type="simple">Savigny-lès-Beaune premier cru La Domino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hauts-jarrons.html" xlink:type="simple">Savigny-lès-Beaune premier cru Les Hauts Jarr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jarrons.html" xlink:type="simple">Savigny-lès-Beaune premier cru Les Jarro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marconnets.html" xlink:type="simple">Savigny-lès-Beaune premier cru Les Marconn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peuillets.html" xlink:type="simple">Savigny-lès-Beaune premier cru Les Peuill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les-talmettes.html" xlink:type="simple">Savigny-lès-Beaune premier cru Les Talmet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igny-les-beaune-premier-cru-petits-godeaux.html" xlink:type="simple">Savigny-lès-Beaune premier cru Petits God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ire-clesse.html" xlink:type="simple">Viré-Cless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.html" xlink:type="simple">Voln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arelle-sous-la-chapelle.html" xlink:type="simple">Volnay premier cru Carelle sous la Chap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-l-audignac.html" xlink:type="simple">Volnay premier cru Clos de l'Audign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-la-bousse-d-or.html" xlink:type="simple">Volnay premier cru Clos de la Bousse-d'O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-la-chapelle.html" xlink:type="simple">Volnay premier cru Clos de la Chap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s-60-ouvrees.html" xlink:type="simple">Volnay premier cru Clos des 60 ouvr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es-ducs.html" xlink:type="simple">Volnay premier cru Clos des Duc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clos-du-verseuil.html" xlink:type="simple">Volnay premier cru Clos du Verseui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fremiets.html" xlink:type="simple">Volnay premier cru Fremi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a-gigotte.html" xlink:type="simple">Volnay premier cru La Gig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e-ronceret.html" xlink:type="simple">Volnay premier cru Le Ronce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es-angles.html" xlink:type="simple">Volnay premier cru Les Angl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es-caillerets.html" xlink:type="simple">Volnay premier cru Les Caillere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les-mitans.html" xlink:type="simple">Volnay premier cru Les Mita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robardelle.html" xlink:type="simple">Volnay premier cru Robard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lnay-premier-cru-taille-pieds.html" xlink:type="simple">Volnay premier cru Taille Pied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.html" xlink:type="simple">Vosne-Romanée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aux-brulees.html" xlink:type="simple">Vosne-Romanée premier cru Aux Brulé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aux-raignots.html" xlink:type="simple">Vosne-Romanée premier cru Aux Raign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cros-parentoux.html" xlink:type="simple">Vosne-Romanée premier cru Cros Parent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la-croix-rameau.html" xlink:type="simple">Vosne-Romanée premier cru La Croix Ram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les-chaumes.html" xlink:type="simple">Vosne-Romanée premier cru Les Chau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les-petis-monts.html" xlink:type="simple">Vosne-Romanée premier cru Les Petis Mon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sne-romanee-premier-cru-les-suchots.html" xlink:type="simple">Vosne-Romanée premier cru Les Such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ugeot-premier-cru.html" xlink:type="simple">Vougeot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ugeot-premier-cru-le-clos-blanc.html" xlink:type="simple">Vougeot premier cru Le Clos Blan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ugeot-premier-cru-les-petits-vougeots.html" xlink:type="simple">Vougeot premier cru Les Petits Vougeot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e-l-auxois.html" xlink:type="simple">Coteaux de l'Auxoi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e-tannay.html" xlink:type="simple">Coteaux de Tannay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e-marie-la-blanche.html" xlink:type="simple">Sainte-Marie-la-Blanch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one-et-loire.html" xlink:type="simple">Saône-et-Loir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Bourgo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yonne.html" xlink:type="simple">Yonn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hampa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pagne.html" xlink:type="simple">Champa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hampa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pagne-grand-cru.html" xlink:type="simple">Champagne grand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hampa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mpagne-premier-cru.html" xlink:type="simple">Champagne premier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hampa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champenois.html" xlink:type="simple">Coteaux champen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hampa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ose-des-riceys.html" xlink:type="simple">Rosé des Ricey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hampa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e-coiffy.html" xlink:type="simple">Coteaux de Coiffy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hampagn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haute-marne.html" xlink:type="simple">Haute-Marn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ognac</text:p>
          </table:table-cell>
          <table:table-cell table:style-name="ce1"/>
          <table:table-cell table:style-name="ce1" office:value-type="string" calcext:value-type="string">
            <text:p><text:a xlink:href="http://www.vin-vigne.com/denomination/denomination-pineau-des-charentes.html" xlink:type="simple">Pineau des Charen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ognac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tlantique.html" xlink:type="simple">Atlantiqu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ognac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rentais.html" xlink:type="simple">Charentai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ognac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rentais-ile-d-oleron.html" xlink:type="simple">Charentais Ile d’Oléron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ognac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rentais-ile-de-re.html" xlink:type="simple">Charentais Ile de Ré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Cognac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rentais-saint-sornin.html" xlink:type="simple">Charentais Saint-Sornin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rbois.html" xlink:type="simple">Arb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rbois-pupillin.html" xlink:type="simple">Arbois Pupill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teau-chalon.html" xlink:type="simple">Château-Chal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jura.html" xlink:type="simple">Côtes du Jura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remant-du-jura.html" xlink:type="simple">Crémant du Jura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-etoile.html" xlink:type="simple">L'Etoi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cvin-du-jura.html" xlink:type="simple">Macvin du Jura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Jura</text:p>
          </table:table-cell>
          <table:table-cell table:style-name="ce1"/>
          <table:table-cell table:style-name="ce1" office:value-type="string" calcext:value-type="string">
            <text:p><text:a xlink:href="http://www.vin-vigne.com/denomination/denomination-franche-comte.html" xlink:type="simple">Franche-Comté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rbieres-boutenac.html" xlink:type="simple">Corbières-Bouten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anyuls-grand-cru.html" xlink:type="simple">Banyuls grand cr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e-bellegarde.html" xlink:type="simple">Clairette de Bellegar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adissan.html" xlink:type="simple">Clairette du Languedoc Adiss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cabrieres.html" xlink:type="simple">Clairette du Languedoc Cab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fontes.html" xlink:type="simple">Clairette du Languedoc Fontè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lieuran-cabrieres.html" xlink:type="simple">Clairette du Languedoc Lieuran-Cab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paulhan.html" xlink:type="simple">Clairette du Languedoc Paulh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saint-andre-de-sangonis.html" xlink:type="simple">Clairette du Languedoc Saint-André-de-Sangon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rbieres.html" xlink:type="simple">Corb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roussillon.html" xlink:type="simple">Côtes du Roussill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roussillon-villages.html" xlink:type="simple">Côtes du Roussillon Villa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roussillon-villages-latour-de-france.html" xlink:type="simple">Côtes du Roussillon Villages Latour-de-Franc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roussillon-villages-tautavel.html" xlink:type="simple">Côtes du Roussillon Villages Tautave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augeres.html" xlink:type="simple">Faug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rand-roussillon.html" xlink:type="simple">Grand Roussill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cabrieres.html" xlink:type="simple">Languedoc Cabr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la-clape.html" xlink:type="simple">Languedoc La Clap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montpeyroux.html" xlink:type="simple">Languedoc Montpeyr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pic-saint-loup.html" xlink:type="simple">Languedoc Pic-Saint-Loup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quatourze.html" xlink:type="simple">Languedoc Quatourz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saint-drezery.html" xlink:type="simple">Languedoc Saint-Drézé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saint-saturnin.html" xlink:type="simple">Languedoc Saint-Saturn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terrasses-du-larzac.html" xlink:type="simple">Languedoc Terrasses du Larz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lepere.html" xlink:type="simple">Malep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inervois.html" xlink:type="simple">Minerv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t-de-frontignan-frontignan-vin-de-frontignan.html" xlink:type="simple">Muscat de Frontign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t-de-mireval.html" xlink:type="simple">Muscat de Mireva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t-de-saint-jean-de-minervois.html" xlink:type="simple">Muscat de Saint-Jean-de-Minerv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chinian.html" xlink:type="simple">Saint-Chini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chinian-roquebrun.html" xlink:type="simple">Saint-Chinian Roquebru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anyuls.html" xlink:type="simple">Banyul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abardes.html" xlink:type="simple">Cabardè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.html" xlink:type="simple">Clairette du Languedo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aspiran.html" xlink:type="simple">Clairette du Languedoc Aspira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ceyras.html" xlink:type="simple">Clairette du Languedoc Ceyr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le-bosc.html" xlink:type="simple">Clairette du Languedoc Le Bos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nizas.html" xlink:type="simple">Clairette du Languedoc Niz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lairette-du-languedoc-peret.html" xlink:type="simple">Clairette du Languedoc Pér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llioure.html" xlink:type="simple">Colliou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stieres-de-nimes.html" xlink:type="simple">Costières de Nîm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roussillon-les-aspres.html" xlink:type="simple">Côtes du Roussillon Les Asp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roussillon-villages-caramany.html" xlink:type="simple">Côtes du Roussillon Villages Carama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roussillon-villages-lesquerde.html" xlink:type="simple">Côtes du Roussillon Villages Lesquerd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remant-de-limoux.html" xlink:type="simple">Crémant de Lim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tou.html" xlink:type="simple">Fit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.html" xlink:type="simple">Languedo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gres-de-montpellier.html" xlink:type="simple">Languedoc Grès de Montpellie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la-mejanelle.html" xlink:type="simple">Languedoc La Méjanell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pezenas.html" xlink:type="simple">Languedoc Pézena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picpoul-de-pinet.html" xlink:type="simple">Languedoc Picpoul de Pin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saint-christol.html" xlink:type="simple">Languedoc Saint-Christo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saint-georges-d-orques.html" xlink:type="simple">Languedoc Saint-Georges-d'Orq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anguedoc-sommieres.html" xlink:type="simple">Languedoc Somm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imoux.html" xlink:type="simple">Limo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aury.html" xlink:type="simple">Mau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inervois-la-liviniere.html" xlink:type="simple">Minervois-La Liviniè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t-de-lunel.html" xlink:type="simple">Muscat de Lune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t-de-rivesaltes.html" xlink:type="simple">Muscat de Rivesal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ivesaltes.html" xlink:type="simple">Rivesalt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chinian-berlou.html" xlink:type="simple">Saint-Chinian Berl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riege.html" xlink:type="simple">Arièg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evennes.html" xlink:type="simple">Cévenne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-vermeille.html" xlink:type="simple">Côte Vermeill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e-narbonne.html" xlink:type="simple">Coteaux de Narbonn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ibron.html" xlink:type="simple">Coteaux du Libron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catalanes.html" xlink:type="simple">Côtes Catalane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thongue.html" xlink:type="simple">Côtes de Thongu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duche-d-uzes.html" xlink:type="simple">Duché d'Uzè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haute-vallee-de-l-aude.html" xlink:type="simple">Haute Vallée de l'Aud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le-pays-cathare.html" xlink:type="simple">Le Pays Cathar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ays-d-oc.html" xlink:type="simple">Pays d'Oc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guilhem-le-desert.html" xlink:type="simple">Saint-Guilhem-le-Désert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allee-du-torgan.html" xlink:type="simple">Vallée du Torgan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ude.html" xlink:type="simple">Aud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ite-de-carcassonne.html" xlink:type="simple">Cité de Carcassonn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-enserune.html" xlink:type="simple">Coteaux d'Ensérun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e-peyriac.html" xlink:type="simple">Coteaux de Peyriac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pont-du-gard.html" xlink:type="simple">Coteaux du Pont du Gard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e-thau.html" xlink:type="simple">Côtes de Thau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brian.html" xlink:type="simple">Côtes du Brian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ard.html" xlink:type="simple">Gard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haute-vallee-de-l-orb.html" xlink:type="simple">Haute Vallée de l'Orb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ays-d-herault.html" xlink:type="simple">Pays d'Hérault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ble-de-camargue.html" xlink:type="simple">Sable de Camargue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allee-du-paradis.html" xlink:type="simple">Vallée du Paradi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table:style-name="ce1" office:value-type="string" calcext:value-type="string">
            <text:p>Languedoc-Roussillon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icomte-d-aumelas.html" xlink:type="simple">Vicomté d'Aumela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njou.html" xlink:type="simple">Anj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njou-villages-brissac.html" xlink:type="simple">Anjou Villages Brissac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nnezeaux.html" xlink:type="simple">Bonnez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abernet-d-anjou.html" xlink:type="simple">Cabernet d'Anj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ateaumeillant.html" xlink:type="simple">Châteaumeilla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inon.html" xlink:type="simple">Chin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-ancenis.html" xlink:type="simple">Coteaux d'Ancen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e-saumur.html" xlink:type="simple">Coteaux de Saum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.html" xlink:type="simple">Coteaux du Lay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-faye-d-anjou-coteaux-du-layon-faye.html" xlink:type="simple">Coteaux du Layon Faye-d'Anj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-rablay-sur-layon-coteaux-du-layon-rablay.html" xlink:type="simple">Coteaux du Layon Rablay-sur-Lay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-saint-aubin-de-luigne-coteaux-du-layon-saint-aubin.html" xlink:type="simple">Coteaux du Layon Saint-Aubin-de-Luign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oir.html" xlink:type="simple">Coteaux du Loi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-auvergne.html" xlink:type="simple">Côtes d'Auverg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-auvergne-chanturgue.html" xlink:type="simple">Côtes d'Auvergne Chanturgu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-auvergne-corent.html" xlink:type="simple">Côtes d'Auvergne Core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u-forez.html" xlink:type="simple">Côtes du Forez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remant-de-loire.html" xlink:type="simple">Crémant de Lo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efs-vendeens-chantonnay.html" xlink:type="simple">Fiefs Vendéens Chantonn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efs-vendeens-pissotte.html" xlink:type="simple">Fiefs Vendéens Pissott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gros-plant-du-pays-nantais.html" xlink:type="simple">Gros Plant du Pays Nanta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jasnieres.html" xlink:type="simple">Jasn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ontlouis-sur-loire.html" xlink:type="simple">Montlouis-sur-Lo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det-coteaux-de-la-loire.html" xlink:type="simple">Muscadet Coteaux de la Lo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det-sevre-et-maine.html" xlink:type="simple">Muscadet Sèvre et Ma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orleans-clery.html" xlink:type="simple">Orléans-Clér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sur-loire.html" xlink:type="simple">Pouilly-sur-Lo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quincy.html" xlink:type="simple">Quinc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ose-d-anjou.html" xlink:type="simple">Rosé d'Anj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nicolas-de-bourgueil.html" xlink:type="simple">Saint-Nicolas-de-Bourguei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ncerre.html" xlink:type="simple">Sancer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umur-puy-notre-dame.html" xlink:type="simple">Saumur Puy-Notre-Da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ennieres.html" xlink:type="simple">Savennièr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ennieres-roche-aux-moines.html" xlink:type="simple">Savennières Roche aux Moin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touraine-amboise.html" xlink:type="simple">Touraine Amboi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touraine-chenonceaux.html" xlink:type="simple">Touraine Chenonceau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touraine-noble-joue.html" xlink:type="simple">Touraine Noble Jou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alencay.html" xlink:type="simple">Valenç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njou-villages.html" xlink:type="simple">Anjou Villag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anjou-coteaux-de-la-loire.html" xlink:type="simple">Anjou-Coteaux de la Lo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bourgueil.html" xlink:type="simple">Bourguei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abernet-de-saumur.html" xlink:type="simple">Cabernet de Saum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heverny.html" xlink:type="simple">Chever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-roannaise.html" xlink:type="simple">Côte roannais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e-l-aubance.html" xlink:type="simple">Coteaux de l'Aubanc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giennois.html" xlink:type="simple">Coteaux du Gienn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-beaulieu-sur-layon-coteaux-du-layon-beaulieu.html" xlink:type="simple">Coteaux du Layon Beaulieu-sur-Lay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-premier-cru-chaume.html" xlink:type="simple">Coteaux du Layon premier cru Chau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-rochefort-sur-loire-coteaux-du-layon-rochefort.html" xlink:type="simple">Coteaux du Layon Rochefort-sur-Lo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layon-saint-lambert-du-lattay-coteaux-du-layon-saint-lambert.html" xlink:type="simple">Coteaux du Layon Saint-Lambert-du-Latt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aux-du-vendomois.html" xlink:type="simple">Coteaux du Vendômoi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-auvergne-boudes.html" xlink:type="simple">Côtes d'Auvergne Boud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-auvergne-chateaugay.html" xlink:type="simple">Côtes d'Auvergne Chateaug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tes-d-auvergne-madargues.html" xlink:type="simple">Côtes d'Auvergne Madargue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our-cheverny.html" xlink:type="simple">Cour-Chever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efs-vendeens-brem.html" xlink:type="simple">Fiefs Vendéens Brem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efs-vendeens-mareuil.html" xlink:type="simple">Fiefs Vendéens Mareuil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fiefs-vendeens-vix.html" xlink:type="simple">Fiefs Vendéens Vix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haut-poitou.html" xlink:type="simple">Haut-Poito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enetou-salon.html" xlink:type="simple">Menetou-Salo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det.html" xlink:type="simple">Muscade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muscadet-cotes-de-grandlieu.html" xlink:type="simple">Muscadet Côtes de Grandlie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orleans.html" xlink:type="simple">Orléans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pouilly-fume-blanc-fume-de-pouilly.html" xlink:type="simple">Pouilly-Fumé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quarts-de-chaume.html" xlink:type="simple">Quarts de Chaum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euilly.html" xlink:type="simple">Reuil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rose-de-loire.html" xlink:type="simple">Rosé de Loir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int-pourcain.html" xlink:type="simple">Saint-Pourçain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umur.html" xlink:type="simple">Saumur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umur-champigny.html" xlink:type="simple">Saumur-Champign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savennieres-coulee-de-serrant.html" xlink:type="simple">Savennières Coulée de Serrant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touraine.html" xlink:type="simple">Touraine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touraine-azay-le-rideau.html" xlink:type="simple">Touraine Azay-le-Rideau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touraine-mesland.html" xlink:type="simple">Touraine Mesland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touraine-oisly.html" xlink:type="simple">Touraine Oisl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vouvray.html" xlink:type="simple">Vouvray</text:a></text:p>
          </table:table-cell>
          <table:table-cell table:number-columns-repeated="2"/>
          <table:table-cell office:value-type="string" calcext:value-type="string">
            <text:p>AOC / AOP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Loire</text:p>
          </table:table-cell>
          <table:table-cell table:style-name="ce4"/>
          <table:table-cell table:style-name="ce4" office:value-type="string" calcext:value-type="string">
            <text:p><text:a xlink:href="http://www.vin-vigne.com/denomination/denomination-calvados.html" xlink:type="simple">Calvados</text:a></text:p>
          </table:table-cell>
          <table:table-cell table:number-columns-repeated="2"/>
          <table:table-cell office:value-type="string" calcext:value-type="string">
            <text:p>IGP</text:p>
          </table:table-cell>
          <table:table-cell table:number-columns-repeated="13"/>
        </table:table-row>
        <table:table-row table:style-name="ro9">
          <table:table-cell/>
          <table:table-cell table:style-name="ce4"/>
          <table:table-cell table:style-name="ce4" office:value-type="string" calcext:value-type="string">
            <text:p><text:a xlink:href="http://www.vin-vigne.com/denomination/denomination-comtes-rhodaniens.html" xlink:type="simple">Comtés Rhodaniens</text:a></text:p>
          </table:table-cell>
          <table:table-cell table:number-columns-repeated="16"/>
        </table:table-row>
        <table:table-row table:style-name="ro9">
          <table:table-cell/>
          <table:table-cell table:style-name="ce4"/>
          <table:table-cell table:style-name="ce4" office:value-type="string" calcext:value-type="string">
            <text:p><text:a xlink:href="http://www.vin-vigne.com/denomination/denomination-coteaux-du-cher-et-de-l-arnon.html" xlink:type="simple">Coteaux du Cher et de l'Arnon</text:a></text:p>
          </table:table-cell>
          <table:table-cell table:number-columns-repeated="16"/>
        </table:table-row>
        <table:table-row table:style-name="ro9">
          <table:table-cell/>
          <table:table-cell table:style-name="ce4"/>
          <table:table-cell table:style-name="ce4" office:value-type="string" calcext:value-type="string">
            <text:p><text:a xlink:href="http://www.vin-vigne.com/denomination/denomination-cotes-de-la-charite.html" xlink:type="simple">Côtes de la Charité</text:a></text:p>
          </table:table-cell>
          <table:table-cell table:number-columns-repeated="16"/>
        </table:table-row>
        <table:table-row table:style-name="ro9">
          <table:table-cell/>
          <table:table-cell table:style-name="ce4"/>
          <table:table-cell table:style-name="ce4" office:value-type="string" calcext:value-type="string">
            <text:p><text:a xlink:href="http://www.vin-vigne.com/denomination/denomination-haute-vienne.html" xlink:type="simple">Haute-Vienne</text:a></text:p>
          </table:table-cell>
          <table:table-cell table:number-columns-repeated="16"/>
        </table:table-row>
        <table:table-row table:style-name="ro9">
          <table:table-cell/>
          <table:table-cell table:style-name="ce4"/>
          <table:table-cell table:style-name="ce4" office:value-type="string" calcext:value-type="string">
            <text:p><text:a xlink:href="http://www.vin-vigne.com/denomination/denomination-puy-de-dome.html" xlink:type="simple">Puy-de-Dôme</text:a></text:p>
          </table:table-cell>
          <table:table-cell table:number-columns-repeated="16"/>
        </table:table-row>
        <table:table-row table:style-name="ro9">
          <table:table-cell/>
          <table:table-cell table:style-name="ce4"/>
          <table:table-cell table:style-name="ce4" office:value-type="string" calcext:value-type="string">
            <text:p><text:a xlink:href="http://www.vin-vigne.com/denomination/denomination-urfe.html" xlink:type="simple">Urfé</text:a></text:p>
          </table:table-cell>
          <table:table-cell table:number-columns-repeated="16"/>
        </table:table-row>
        <table:table-row table:style-name="ro9">
          <table:table-cell/>
          <table:table-cell table:style-name="ce4"/>
          <table:table-cell table:style-name="ce4" office:value-type="string" calcext:value-type="string">
            <text:p><text:a xlink:href="http://www.vin-vigne.com/denomination/denomination-val-de-loire.html" xlink:type="simple">Val de Loire</text:a></text:p>
          </table:table-cell>
          <table:table-cell table:number-columns-repeated="16"/>
        </table:table-row>
        <table:table-row table:style-name="ro10">
          <table:table-cell/>
          <table:table-cell table:style-name="ce1"/>
          <table:table-cell table:style-name="ce1" office:value-type="string" calcext:value-type="string">
            <text:p>En savoir plus: <text:a xlink:href="http://www.vin-vigne.com/denomination/#ixzz33Bt7Bc1D" xlink:type="simple">http://www.vin-vigne.com/denomination/#ixzz33Bt7Bc1D</text:a></text:p>
          </table:table-cell>
          <table:table-cell table:number-columns-repeated="16"/>
        </table:table-row>
        <table:table-row table:style-name="ro2" table:number-rows-repeated="1047412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Feuille6" table:style-name="ta1">
        <table:shapes>
          <draw:frame draw:z-index="0" draw:name="http://www.vin-vigne.com/images/etoile_favoris_vin_vigne.gif" draw:style-name="gr1" draw:text-style-name="P1" svg:width="0.224cm" svg:height="0.224cm" svg:x="0cm" svg:y="0.426cm">
            <draw:image xlink:href="http://www.vin-vigne.com/images/etoile_favoris_vin_vigne.gif" xlink:type="simple" xlink:show="embed" xlink:actuate="onLoad">
              <text:p/>
            </draw:image>
          </draw:frame>
          <draw:frame draw:z-index="1" draw:name="http://www.vin-vigne.com/images/etoile_favoris_vin_vigne.gif" draw:style-name="gr1" draw:text-style-name="P1" svg:width="0.224cm" svg:height="0.224cm" svg:x="0cm" svg:y="1.329cm">
            <draw:image xlink:href="http://www.vin-vigne.com/images/etoile_favoris_vin_vigne.gif" xlink:type="simple" xlink:show="embed" xlink:actuate="onLoad">
              <text:p/>
            </draw:image>
          </draw:frame>
          <draw:frame draw:z-index="2" draw:name="http://www.vin-vigne.com/images/etoile_favoris_vin_vigne.gif" draw:style-name="gr1" draw:text-style-name="P1" svg:width="0.224cm" svg:height="0.224cm" svg:x="0cm" svg:y="1.781cm">
            <draw:image xlink:href="http://www.vin-vigne.com/images/etoile_favoris_vin_vigne.gif" xlink:type="simple" xlink:show="embed" xlink:actuate="onLoad">
              <text:p/>
            </draw:image>
          </draw:frame>
          <draw:frame draw:z-index="3" draw:name="http://www.vin-vigne.com/images/etoile_favoris_vin_vigne.gif" draw:style-name="gr1" draw:text-style-name="P1" svg:width="0.224cm" svg:height="0.224cm" svg:x="0cm" svg:y="2.233cm">
            <draw:image xlink:href="http://www.vin-vigne.com/images/etoile_favoris_vin_vigne.gif" xlink:type="simple" xlink:show="embed" xlink:actuate="onLoad">
              <text:p/>
            </draw:image>
          </draw:frame>
          <draw:frame draw:z-index="4" draw:name="http://www.vin-vigne.com/images/etoile_favoris_vin_vigne.gif" draw:style-name="gr1" draw:text-style-name="P1" svg:width="0.224cm" svg:height="0.224cm" svg:x="0cm" svg:y="2.684cm">
            <draw:image xlink:href="http://www.vin-vigne.com/images/etoile_favoris_vin_vigne.gif" xlink:type="simple" xlink:show="embed" xlink:actuate="onLoad">
              <text:p/>
            </draw:image>
          </draw:frame>
          <draw:frame draw:z-index="5" draw:name="http://www.vin-vigne.com/images/etoile_favoris_vin_vigne.gif" draw:style-name="gr1" draw:text-style-name="P1" svg:width="0.224cm" svg:height="0.224cm" svg:x="0cm" svg:y="3.136cm">
            <draw:image xlink:href="http://www.vin-vigne.com/images/etoile_favoris_vin_vigne.gif" xlink:type="simple" xlink:show="embed" xlink:actuate="onLoad">
              <text:p/>
            </draw:image>
          </draw:frame>
          <draw:frame draw:z-index="6" draw:name="http://www.vin-vigne.com/images/etoile_favoris_vin_vigne.gif" draw:style-name="gr1" draw:text-style-name="P1" svg:width="0.224cm" svg:height="0.224cm" svg:x="0cm" svg:y="4.942cm">
            <draw:image xlink:href="http://www.vin-vigne.com/images/etoile_favoris_vin_vigne.gif" xlink:type="simple" xlink:show="embed" xlink:actuate="onLoad">
              <text:p/>
            </draw:image>
          </draw:frame>
          <draw:frame draw:z-index="7" draw:name="http://www.vin-vigne.com/images/etoile_favoris_vin_vigne.gif" draw:style-name="gr1" draw:text-style-name="P1" svg:width="0.224cm" svg:height="0.224cm" svg:x="0cm" svg:y="5.845cm">
            <draw:image xlink:href="http://www.vin-vigne.com/images/etoile_favoris_vin_vigne.gif" xlink:type="simple" xlink:show="embed" xlink:actuate="onLoad">
              <text:p/>
            </draw:image>
          </draw:frame>
          <draw:frame draw:z-index="8" draw:name="http://www.vin-vigne.com/images/etoile_favoris_vin_vigne.gif" draw:style-name="gr1" draw:text-style-name="P1" svg:width="0.224cm" svg:height="0.224cm" svg:x="0cm" svg:y="6.297cm">
            <draw:image xlink:href="http://www.vin-vigne.com/images/etoile_favoris_vin_vigne.gif" xlink:type="simple" xlink:show="embed" xlink:actuate="onLoad">
              <text:p/>
            </draw:image>
          </draw:frame>
          <draw:frame draw:z-index="9" draw:name="http://www.vin-vigne.com/images/etoile_favoris_vin_vigne.gif" draw:style-name="gr1" draw:text-style-name="P1" svg:width="0.224cm" svg:height="0.224cm" svg:x="0cm" svg:y="6.748cm">
            <draw:image xlink:href="http://www.vin-vigne.com/images/etoile_favoris_vin_vigne.gif" xlink:type="simple" xlink:show="embed" xlink:actuate="onLoad">
              <text:p/>
            </draw:image>
          </draw:frame>
          <draw:frame draw:z-index="10" draw:name="http://www.vin-vigne.com/images/etoile_favoris_vin_vigne.gif" draw:style-name="gr1" draw:text-style-name="P1" svg:width="0.224cm" svg:height="0.224cm" svg:x="0cm" svg:y="7.2cm">
            <draw:image xlink:href="http://www.vin-vigne.com/images/etoile_favoris_vin_vigne.gif" xlink:type="simple" xlink:show="embed" xlink:actuate="onLoad">
              <text:p/>
            </draw:image>
          </draw:frame>
          <draw:frame draw:z-index="11" draw:name="http://www.vin-vigne.com/images/etoile_favoris_vin_vigne.gif" draw:style-name="gr1" draw:text-style-name="P1" svg:width="0.224cm" svg:height="0.224cm" svg:x="0cm" svg:y="8.103cm">
            <draw:image xlink:href="http://www.vin-vigne.com/images/etoile_favoris_vin_vigne.gif" xlink:type="simple" xlink:show="embed" xlink:actuate="onLoad">
              <text:p/>
            </draw:image>
          </draw:frame>
          <draw:frame draw:z-index="12" draw:name="http://www.vin-vigne.com/images/etoile_favoris_vin_vigne.gif" draw:style-name="gr1" draw:text-style-name="P1" svg:width="0.224cm" svg:height="0.224cm" svg:x="0cm" svg:y="8.554cm">
            <draw:image xlink:href="http://www.vin-vigne.com/images/etoile_favoris_vin_vigne.gif" xlink:type="simple" xlink:show="embed" xlink:actuate="onLoad">
              <text:p/>
            </draw:image>
          </draw:frame>
          <draw:frame draw:z-index="13" draw:name="http://www.vin-vigne.com/images/etoile_favoris_vin_vigne.gif" draw:style-name="gr1" draw:text-style-name="P1" svg:width="0.224cm" svg:height="0.224cm" svg:x="0cm" svg:y="9.006cm">
            <draw:image xlink:href="http://www.vin-vigne.com/images/etoile_favoris_vin_vigne.gif" xlink:type="simple" xlink:show="embed" xlink:actuate="onLoad">
              <text:p/>
            </draw:image>
          </draw:frame>
          <draw:frame draw:z-index="14" draw:name="http://www.vin-vigne.com/images/etoile_favoris_vin_vigne.gif" draw:style-name="gr1" draw:text-style-name="P1" svg:width="0.224cm" svg:height="0.224cm" svg:x="0cm" svg:y="10.361cm">
            <draw:image xlink:href="http://www.vin-vigne.com/images/etoile_favoris_vin_vigne.gif" xlink:type="simple" xlink:show="embed" xlink:actuate="onLoad">
              <text:p/>
            </draw:image>
          </draw:frame>
          <draw:frame draw:z-index="15" draw:name="http://www.vin-vigne.com/images/etoile_favoris_vin_vigne.gif" draw:style-name="gr2" draw:text-style-name="P1" svg:width="0.224cm" svg:height="0.224cm" svg:x="2.257cm" svg:y="0cm">
            <draw:image xlink:href="http://www.vin-vigne.com/images/etoile_favoris_vin_vigne.gif" xlink:type="simple" xlink:show="embed" xlink:actuate="onLoad">
              <text:p text:style-name="P1">Appellation</text:p>
            </draw:image>
          </draw:frame>
          <draw:frame draw:z-index="16" draw:name="http://www.vin-vigne.com/images/etoile_favoris_vin_vigne.gif" draw:style-name="gr1" draw:text-style-name="P1" svg:width="0.224cm" svg:height="0.224cm" svg:x="0cm" svg:y="0cm">
            <draw:image xlink:href="http://www.vin-vigne.com/images/etoile_favoris_vin_vigne.gif" xlink:type="simple" xlink:show="embed" xlink:actuate="onLoad">
              <text:p/>
            </draw:image>
          </draw:frame>
          <draw:frame draw:z-index="17" draw:name="http://www.vin-vigne.com/images/etoile_favoris_vin_vigne.gif" draw:style-name="gr1" draw:text-style-name="P1" svg:width="0.224cm" svg:height="0.224cm" svg:x="0cm" svg:y="0.853cm">
            <draw:image xlink:href="http://www.vin-vigne.com/images/etoile_favoris_vin_vigne.gif" xlink:type="simple" xlink:show="embed" xlink:actuate="onLoad">
              <text:p/>
            </draw:image>
          </draw:frame>
          <draw:frame draw:z-index="18" draw:name="http://www.vin-vigne.com/images/etoile_favoris_vin_vigne.gif" draw:style-name="gr1" draw:text-style-name="P1" svg:width="0.224cm" svg:height="0.224cm" svg:x="0cm" svg:y="1.28cm">
            <draw:image xlink:href="http://www.vin-vigne.com/images/etoile_favoris_vin_vigne.gif" xlink:type="simple" xlink:show="embed" xlink:actuate="onLoad">
              <text:p/>
            </draw:image>
          </draw:frame>
          <draw:frame draw:z-index="19" draw:name="http://www.vin-vigne.com/images/etoile_favoris_vin_vigne.gif" draw:style-name="gr1" draw:text-style-name="P1" svg:width="0.224cm" svg:height="0.224cm" svg:x="0cm" svg:y="1.707cm">
            <draw:image xlink:href="http://www.vin-vigne.com/images/etoile_favoris_vin_vigne.gif" xlink:type="simple" xlink:show="embed" xlink:actuate="onLoad">
              <text:p/>
            </draw:image>
          </draw:frame>
          <draw:frame draw:z-index="20" draw:name="http://www.vin-vigne.com/images/etoile_favoris_vin_vigne.gif" draw:style-name="gr1" draw:text-style-name="P1" svg:width="0.224cm" svg:height="0.224cm" svg:x="0cm" svg:y="2.134cm">
            <draw:image xlink:href="http://www.vin-vigne.com/images/etoile_favoris_vin_vigne.gif" xlink:type="simple" xlink:show="embed" xlink:actuate="onLoad">
              <text:p/>
            </draw:image>
          </draw:frame>
          <draw:frame draw:z-index="21" draw:name="http://www.vin-vigne.com/images/etoile_favoris_vin_vigne.gif" draw:style-name="gr1" draw:text-style-name="P1" svg:width="0.224cm" svg:height="0.224cm" svg:x="0cm" svg:y="2.561cm">
            <draw:image xlink:href="http://www.vin-vigne.com/images/etoile_favoris_vin_vigne.gif" xlink:type="simple" xlink:show="embed" xlink:actuate="onLoad">
              <text:p/>
            </draw:image>
          </draw:frame>
          <draw:frame draw:z-index="22" draw:name="http://www.vin-vigne.com/images/etoile_favoris_vin_vigne.gif" draw:style-name="gr1" draw:text-style-name="P1" svg:width="0.224cm" svg:height="0.224cm" svg:x="0cm" svg:y="4.268cm">
            <draw:image xlink:href="http://www.vin-vigne.com/images/etoile_favoris_vin_vigne.gif" xlink:type="simple" xlink:show="embed" xlink:actuate="onLoad">
              <text:p/>
            </draw:image>
          </draw:frame>
          <draw:frame draw:z-index="23" draw:name="http://www.vin-vigne.com/images/etoile_favoris_vin_vigne.gif" draw:style-name="gr1" draw:text-style-name="P1" svg:width="0.224cm" svg:height="0.224cm" svg:x="0cm" svg:y="5.122cm">
            <draw:image xlink:href="http://www.vin-vigne.com/images/etoile_favoris_vin_vigne.gif" xlink:type="simple" xlink:show="embed" xlink:actuate="onLoad">
              <text:p/>
            </draw:image>
          </draw:frame>
          <draw:frame draw:z-index="24" draw:name="http://www.vin-vigne.com/images/etoile_favoris_vin_vigne.gif" draw:style-name="gr1" draw:text-style-name="P1" svg:width="0.224cm" svg:height="0.224cm" svg:x="0cm" svg:y="5.549cm">
            <draw:image xlink:href="http://www.vin-vigne.com/images/etoile_favoris_vin_vigne.gif" xlink:type="simple" xlink:show="embed" xlink:actuate="onLoad">
              <text:p/>
            </draw:image>
          </draw:frame>
          <draw:frame draw:z-index="25" draw:name="http://www.vin-vigne.com/images/etoile_favoris_vin_vigne.gif" draw:style-name="gr1" draw:text-style-name="P1" svg:width="0.224cm" svg:height="0.224cm" svg:x="0cm" svg:y="5.976cm">
            <draw:image xlink:href="http://www.vin-vigne.com/images/etoile_favoris_vin_vigne.gif" xlink:type="simple" xlink:show="embed" xlink:actuate="onLoad">
              <text:p/>
            </draw:image>
          </draw:frame>
          <draw:frame draw:z-index="26" draw:name="http://www.vin-vigne.com/images/etoile_favoris_vin_vigne.gif" draw:style-name="gr1" draw:text-style-name="P1" svg:width="0.224cm" svg:height="0.224cm" svg:x="0cm" svg:y="6.402cm">
            <draw:image xlink:href="http://www.vin-vigne.com/images/etoile_favoris_vin_vigne.gif" xlink:type="simple" xlink:show="embed" xlink:actuate="onLoad">
              <text:p/>
            </draw:image>
          </draw:frame>
          <draw:frame draw:z-index="27" draw:name="http://www.vin-vigne.com/images/etoile_favoris_vin_vigne.gif" draw:style-name="gr1" draw:text-style-name="P1" svg:width="0.224cm" svg:height="0.224cm" svg:x="0cm" svg:y="7.256cm">
            <draw:image xlink:href="http://www.vin-vigne.com/images/etoile_favoris_vin_vigne.gif" xlink:type="simple" xlink:show="embed" xlink:actuate="onLoad">
              <text:p/>
            </draw:image>
          </draw:frame>
          <draw:frame draw:z-index="28" draw:name="http://www.vin-vigne.com/images/etoile_favoris_vin_vigne.gif" draw:style-name="gr1" draw:text-style-name="P1" svg:width="0.224cm" svg:height="0.224cm" svg:x="0cm" svg:y="7.683cm">
            <draw:image xlink:href="http://www.vin-vigne.com/images/etoile_favoris_vin_vigne.gif" xlink:type="simple" xlink:show="embed" xlink:actuate="onLoad">
              <text:p/>
            </draw:image>
          </draw:frame>
          <draw:frame draw:z-index="29" draw:name="http://www.vin-vigne.com/images/etoile_favoris_vin_vigne.gif" draw:style-name="gr1" draw:text-style-name="P1" svg:width="0.224cm" svg:height="0.224cm" svg:x="0cm" svg:y="8.11cm">
            <draw:image xlink:href="http://www.vin-vigne.com/images/etoile_favoris_vin_vigne.gif" xlink:type="simple" xlink:show="embed" xlink:actuate="onLoad">
              <text:p/>
            </draw:image>
          </draw:frame>
          <draw:frame draw:z-index="30" draw:name="http://www.vin-vigne.com/images/etoile_favoris_vin_vigne.gif" draw:style-name="gr1" draw:text-style-name="P1" svg:width="0.224cm" svg:height="0.224cm" svg:x="0cm" svg:y="9.39cm">
            <draw:image xlink:href="http://www.vin-vigne.com/images/etoile_favoris_vin_vigne.gif" xlink:type="simple" xlink:show="embed" xlink:actuate="onLoad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2">
          <table:table-cell/>
          <table:table-cell office:value-type="string" calcext:value-type="string">
            <text:p>Dénomination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Saveur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Pinot Gris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Auxerroi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Pinot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rouge Pinot noir 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Riesling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rosé Pinot noir 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sélection de grains nobles Gewurztraminer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sélection de grains nobl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sélection de grains nobles Muscat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sélection de grains nobl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sélection de grains nobles Pinot gri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sélection de grains nobl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sélection de grains nobles Riesling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sélection de grains nobl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Sylvaner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sélection de grains nobles Muscat Ottonel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sélection de grains nobl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vendanges tardives Gewurztraminer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vendanges tardiv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Chasselas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vendanges tardives Muscat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vendanges tardiv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vendanges tardives Pinot gris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vendanges tardiv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Edelzwicke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Gewurztraminer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vendanges tardives Riesling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vendanges tardiv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Muscat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vendanges tardives Muscat Ottonel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de vendanges tardives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Muscat Ottonel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Alsace blanc Pinot blanc 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 table:number-columns-repeated="2" office:value-type="string" calcext:value-type="string">
            <text:p>Alsace</text:p>
          </table:table-cell>
          <table:table-cell office:value-type="string" calcext:value-type="string">
            <text:p>Klevener de Heiligenstein Klevner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Vin tranquille</text:p>
          </table:table-cell>
          <table:table-cell office:value-type="string" calcext:value-type="string">
            <text:p>Sec</text:p>
          </table:table-cell>
        </table:table-row>
        <table:table-row table:style-name="ro2" table:number-rows-repeated="104855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appellation viticole Alsace grand cru" table:base-cell-address="$Appellations.$B$3" table:cell-range-address="$Appellations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12:02:05.5576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1:08:06.881215000</meta:creation-date>
    <dc:date>2014-05-30T12:14:32.845908000</dc:date>
    <meta:editing-duration>PT46M42S</meta:editing-duration>
    <meta:editing-cycles>10</meta:editing-cycles>
    <meta:generator>LibreOffice/4.2.0.4$MacOSX_X86_64 LibreOffice_project/05dceb5d363845f2cf968344d7adab8dcfb2ba71</meta:generator>
    <meta:document-statistic meta:table-count="6" meta:cell-count="0" meta:object-count="34"/>
    <meta:user-defined meta:name=""/>
  </office:meta>
</office:document-meta>
</file>